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0ec00f"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7" style:family="paragraph" style:parent-style-name="Standard">
      <style:text-properties style:font-name="Arial" fo:font-size="10pt" fo:font-weight="normal" officeooo:rsid="0011e474" officeooo:paragraph-rsid="0011e474" style:font-size-asian="10pt" style:font-weight-asian="normal" style:font-size-complex="10pt" style:font-weight-complex="normal"/>
    </style:style>
    <style:style style:name="P8" style:family="paragraph" style:parent-style-name="Standard">
      <style:text-properties style:font-name="Arial" fo:font-size="10pt" fo:font-weight="normal" officeooo:paragraph-rsid="0014a8b4" style:font-size-asian="10pt" style:font-weight-asian="normal" style:font-size-complex="10pt" style:font-weight-complex="normal"/>
    </style:style>
    <style:style style:name="P9" style:family="paragraph" style:parent-style-name="Standard">
      <style:text-properties style:font-name="Arial"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11" style:family="paragraph" style:parent-style-name="Standard">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Arial"/>
    </style:style>
    <style:style style:name="P13" style:family="paragraph" style:parent-style-name="Standard">
      <style:text-properties style:font-name="Arial" fo:font-size="12pt" fo:font-weight="bold" style:font-size-asian="12pt" style:font-weight-asian="bold" style:font-size-complex="12pt" style:font-weight-complex="bold"/>
    </style:style>
    <style:style style:name="P14" style:family="paragraph" style:parent-style-name="Standard">
      <style:text-properties style:font-name="Arial" fo:font-size="9pt" fo:font-weight="normal" style:font-size-asian="9pt" style:font-weight-asian="normal" style:font-size-complex="9pt" style:font-weight-complex="normal"/>
    </style:style>
    <style:style style:name="P15" style:family="paragraph" style:parent-style-name="Standard">
      <style:text-properties style:font-name="Courier New" fo:font-size="10pt" fo:font-weight="normal"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style:font-name="Courier New" fo:font-size="10pt" fo:font-weight="normal" style:font-size-asian="10pt" style:font-weight-asian="normal" style:font-size-complex="10pt" style:font-weight-complex="normal"/>
    </style:style>
    <style:style style:name="P18" style:family="paragraph" style:parent-style-name="Standard">
      <style:text-properties style:font-name="Courier New" fo:font-size="10pt" fo:font-weight="bold" style:font-size-asian="10pt" style:font-weight-asian="bold" style:font-size-complex="10pt" style:font-weight-complex="bold"/>
    </style:style>
    <style:style style:name="P19"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20" style:family="paragraph" style:parent-style-name="Standard">
      <style:text-properties style:font-name="Courier New"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Courier New" fo:font-size="16pt" fo:font-weight="bold" style:font-size-asian="16pt" style:font-weight-asian="bold" style:font-size-complex="16pt" style:font-weight-complex="bold"/>
    </style:style>
    <style:style style:name="P22" style:family="paragraph" style:parent-style-name="Standard">
      <style:text-properties style:font-name="Courier New" fo:font-size="9pt" fo:font-weight="normal" style:font-size-asian="9pt" style:font-weight-asian="normal" style:font-size-complex="9pt" style:font-weight-complex="normal"/>
    </style:style>
    <style:style style:name="P23" style:family="paragraph" style:parent-style-name="Standard">
      <style:text-properties style:font-name="Courier New" fo:font-size="9pt" fo:font-weight="bold" style:font-size-asian="9pt" style:font-weight-asian="bold" style:font-size-complex="9pt"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center" style:justify-single-word="false"/>
      <style:text-properties style:font-name="Arial1" fo:font-size="10pt" fo:font-weight="normal" style:font-name-asian="Arial1" style:font-size-asian="10pt" style:font-weight-asian="normal" style:font-name-complex="Arial1" style:font-size-complex="10pt" style:font-weight-complex="normal"/>
    </style:style>
    <style:style style:name="P26" style:family="paragraph" style:parent-style-name="Standard">
      <style:text-properties fo:color="#000000" style:font-name="Courier New" fo:font-size="9pt" fo:font-weight="normal" style:font-size-asian="9pt" style:font-weight-asian="normal" style:font-size-complex="9pt" style:font-weight-complex="normal"/>
    </style:style>
    <style:style style:name="P27" style:family="paragraph" style:parent-style-name="Standard">
      <style:text-properties fo:color="#000000" style:font-name="Arial" fo:font-size="10pt" fo:font-weight="normal" style:font-size-asian="10pt" style:font-weight-asian="normal" style:font-size-complex="10pt" style:font-weight-complex="normal"/>
    </style:style>
    <style:style style:name="P28"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9"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30" style:family="paragraph" style:parent-style-name="Table_20_Contents">
      <style:text-properties style:font-name="Courier New" fo:font-size="10pt" fo:font-weight="normal" style:font-size-asian="10pt" style:font-weight-asian="normal" style:font-size-complex="10pt" style:font-weight-complex="normal"/>
    </style:style>
    <style:style style:name="P31" style:family="paragraph" style:parent-style-name="Tabl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start" style:justify-single-word="false"/>
      <style:text-properties style:font-name="Courier New" fo:font-size="10pt" style:font-size-asian="10pt" style:font-size-complex="10pt"/>
    </style:style>
    <style:style style:name="P34" style:family="paragraph" style:parent-style-name="Table_20_Contents">
      <style:text-properties style:font-name="Courier New" fo:font-size="9pt" style:font-size-asian="9pt" style:font-size-complex="9pt"/>
    </style:style>
    <style:style style:name="P35" style:family="paragraph" style:parent-style-name="Table_20_Contents">
      <style:text-properties style:font-name="Courier New" fo:font-size="9pt" fo:font-weight="normal" style:font-size-asian="9pt" style:font-weight-asian="normal" style:font-size-complex="9pt" style:font-weight-complex="normal"/>
    </style:style>
    <style:style style:name="P36" style:family="paragraph" style:parent-style-name="Text_20_body">
      <style:text-properties style:font-name="Arial" fo:font-size="10pt" style:font-size-asian="10pt" style:font-size-complex="10pt"/>
    </style:style>
    <style:style style:name="P37"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38" style:family="paragraph" style:parent-style-name="Standard" style:list-style-name="L2">
      <style:text-properties style:font-name="Arial" fo:font-size="10pt" fo:font-weight="normal" style:font-size-asian="10pt" style:font-weight-asian="normal" style:font-size-complex="10pt" style:font-weight-complex="normal"/>
    </style:style>
    <style:style style:name="P39" style:family="paragraph" style:parent-style-name="Standard" style:list-style-name="L3">
      <style:text-properties style:font-name="Arial" fo:font-size="10pt" fo:font-weight="normal" style:font-size-asian="10pt" style:font-weight-asian="normal" style:font-size-complex="10pt" style:font-weight-complex="normal"/>
    </style:style>
    <style:style style:name="P40" style:family="paragraph" style:parent-style-name="Standard" style:list-style-name="L4">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1" style:family="paragraph" style:parent-style-name="Standard" style:list-style-name="L5">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2" style:family="paragraph" style:parent-style-name="Standard" style:list-style-name="L6">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3" style:family="paragraph" style:parent-style-name="Standard" style:list-style-name="L3"/>
    <style:style style:name="P44" style:family="paragraph">
      <style:paragraph-properties fo:text-align="center"/>
    </style:style>
    <style:style style:name="P45" style:family="paragraph">
      <loext:graphic-properties draw:fill="none" draw:fill-color="#ffffff"/>
      <style:paragraph-properties style:writing-mode="lr-tb"/>
      <style:text-properties style:font-name="Arial" fo:font-size="10pt" style:font-size-asian="10pt" style:font-size-complex="10pt"/>
    </style:style>
    <style:style style:name="P46" style:family="paragraph">
      <loext:graphic-properties draw:opacity="0%"/>
      <style:paragraph-properties fo:text-align="center" style:writing-mode="lr-tb"/>
      <style:text-properties style:font-name="Arial" fo:font-size="10pt" style:font-size-asian="10pt" style:font-size-complex="10pt"/>
    </style:style>
    <style:style style:name="T1" style:family="text">
      <style:text-properties officeooo:rsid="000fbbfb"/>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a7975"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text-properties fo:font-weight="bold" officeooo:rsid="0023d51b" style:font-weight-asian="bold" style:font-weight-complex="bold"/>
    </style:style>
    <style:style style:name="T6" style:family="text">
      <style:text-properties style:font-name="Courier New"/>
    </style:style>
    <style:style style:name="T7" style:family="text">
      <style:text-properties style:font-name="Courier New" fo:font-size="16pt" fo:font-weight="bold" style:font-size-asian="16pt" style:font-weight-asian="bold" style:font-size-complex="16pt" style:font-weight-complex="bold"/>
    </style:style>
    <style:style style:name="T8" style:family="text">
      <style:text-properties style:font-name="Courier New" fo:font-size="10pt" fo:font-weight="normal" style:font-size-asian="10pt" style:font-weight-asian="normal" style:font-size-complex="10pt" style:font-weight-complex="normal"/>
    </style:style>
    <style:style style:name="T9" style:family="text">
      <style:text-properties style:font-name="Arial"/>
    </style:style>
    <style:style style:name="T10" style:family="text">
      <style:text-properties style:font-name="Arial" fo:font-size="10pt" fo:font-weight="normal" style:font-size-asian="10pt" style:font-weight-asian="normal" style:font-size-complex="10pt" style:font-weight-complex="normal"/>
    </style:style>
    <style:style style:name="T11" style:family="text">
      <style:text-properties style:font-name="Arial" fo:font-size="10pt" style:font-size-asian="10pt" style:font-size-complex="10pt"/>
    </style:style>
    <style:style style:name="T12" style:family="text">
      <style:text-properties style:font-name="Arial" fo:font-size="10pt" fo:font-weight="bold" style:font-size-asian="10pt" style:font-weight-asian="bold" style:font-size-complex="10pt" style:font-weight-complex="bold"/>
    </style:style>
    <style:style style:name="T13" style:family="text">
      <style:text-properties style:font-name="Arial" fo:font-size="10pt" fo:font-weight="bold" officeooo:rsid="0023d51b" style:font-size-asian="10pt" style:font-weight-asian="bold" style:font-size-complex="10pt"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2cac1" style:font-weight-asian="normal" style:font-weight-complex="normal"/>
    </style:style>
    <style:style style:name="T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fo:font-size="10pt" fo:font-weight="bold" style:font-size-asian="10pt" style:font-weight-asian="bold" style:font-size-complex="10pt" style:font-weight-complex="bold"/>
    </style:style>
    <style:style style:name="T21" style:family="text">
      <style:text-properties style:font-name="Arial1" style:font-name-asian="Arial1" style:font-name-complex="Arial1"/>
    </style:style>
    <style:style style:name="T22" style:family="text">
      <style:text-properties style:font-name-asian="Arial Unicode MS" style:font-name-complex="Tahoma"/>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officeooo:rsid="0010980e"/>
    </style:style>
    <style:style style:name="T26" style:family="text">
      <style:text-properties fo:color="#000000"/>
    </style:style>
    <style:style style:name="T27" style:family="text">
      <style:text-properties fo:color="#000000" fo:font-size="16pt" fo:font-weight="bold" style:font-size-asian="16pt" style:font-weight-asian="bold" style:font-size-complex="16pt" style:font-weight-complex="bold"/>
    </style:style>
    <style:style style:name="T28" style:family="text">
      <style:text-properties fo:color="#000000" style:text-underline-style="solid" style:text-underline-width="auto" style:text-underline-color="font-color"/>
    </style:style>
    <style:style style:name="T29" style:family="text">
      <style:text-properties fo:color="#000000" style:font-name="Arial"/>
    </style:style>
    <style:style style:name="T30" style:family="text">
      <style:text-properties fo:color="#000000" style:text-underline-style="none"/>
    </style:style>
    <style:style style:name="T31" style:family="text">
      <style:text-properties officeooo:rsid="0010d680"/>
    </style:style>
    <style:style style:name="T32" style:family="text">
      <style:text-properties officeooo:rsid="0011e474"/>
    </style:style>
    <style:style style:name="T33" style:family="text">
      <style:text-properties officeooo:rsid="0012cac1"/>
    </style:style>
    <style:style style:name="T34" style:family="text">
      <style:text-properties officeooo:rsid="0014a8b4"/>
    </style:style>
    <style:style style:name="T35" style:family="text">
      <style:text-properties officeooo:rsid="0017d52d"/>
    </style:style>
    <style:style style:name="T36" style:family="text">
      <style:text-properties officeooo:rsid="0018a78f"/>
    </style:style>
    <style:style style:name="T37" style:family="text">
      <style:text-properties officeooo:rsid="001a7975"/>
    </style:style>
    <style:style style:name="T38" style:family="text">
      <style:text-properties officeooo:rsid="001d3646"/>
    </style:style>
    <style:style style:name="T39" style:family="text">
      <style:text-properties officeooo:rsid="001f1bce"/>
    </style:style>
    <style:style style:name="T40" style:family="text">
      <style:text-properties officeooo:rsid="0020fd52"/>
    </style:style>
    <style:style style:name="T41" style:family="text">
      <style:text-properties officeooo:rsid="0022557a"/>
    </style:style>
    <style:style style:name="T42" style:family="text">
      <style:text-properties officeooo:rsid="00246459"/>
    </style:style>
    <style:style style:name="T43" style:family="text">
      <style:text-properties officeooo:rsid="00264bcd"/>
    </style:style>
    <style:style style:name="T44" style:family="text">
      <style:text-properties officeooo:rsid="0027908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stroke="none" svg:stroke-color="#000000" draw:fill="none" draw:fill-color="#ffffff" fo:min-height="0.1602in" style:run-through="foreground"/>
      <style:paragraph-properties style:writing-mode="lr-tb"/>
    </style:style>
    <style:style style:name="gr4" style:family="graphic">
      <style:graphic-properties draw:opacity="0%" draw:textarea-horizontal-align="center" draw:textarea-vertical-align="middle" draw:shadow-opacity="0%" style:run-through="foreground"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602in" style:run-through="foreground"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6. Booleans</text:p>
      <text:p text:style-name="P4"/>
      <text:p text:style-name="P4"/>
      <text:p text:style-name="P9">Objectives</text:p>
      <text:list xml:id="list276620883" text:style-name="L1">
        <text:list-item>
          <text:p text:style-name="P37">Use boolean literals</text:p>
        </text:list-item>
        <text:list-item>
          <text:p text:style-name="P37">Use boolean operators</text:p>
        </text:list-item>
        <text:list-item>
          <text:p text:style-name="P37">Declare boolean variables</text:p>
        </text:list-item>
        <text:list-item>
          <text:p text:style-name="P37">Declare and initialize boolean variables</text:p>
        </text:list-item>
        <text:list-item>
          <text:p text:style-name="P37">Use assignment operator for boolean variables</text:p>
        </text:list-item>
        <text:list-item>
          <text:p text:style-name="P37">Declaring constant boolean variables</text:p>
        </text:list-item>
      </text:list>
      <text:p text:style-name="P4"/>
      <text:p text:style-name="P4">Boolean values represent “true” and “false”. We'll see later that this type is important for writing programs that can make decisions.</text:p>
      <text:p text:style-name="P28">Booleans</text:p>
      <text:p text:style-name="P3"/>
      <text:p text:style-name="P4">An integer can be 5 or 42 or 1024. A double can be 2.141. </text:p>
      <text:p text:style-name="P4"/>
      <text:p text:style-name="P4">A <text:span text:style-name="T2">boolean</text:span> value is either true or false. Boolean values are used by programs to make decisions (among other things). Up to this point our program<text:span text:style-name="T25">s</text:span> can now accept input(s) and perform computations one statement at a time.</text:p>
      <text:p text:style-name="P4"/>
      <text:p text:style-name="P4">THAT'S NOT GOOD ENOUGH!</text:p>
      <text:p text:style-name="P4"/>
      <text:p text:style-name="P4">Programs should be smart enough to decide which statement to execute. If you're playing a game, you want the game to decide when to restart a game right? You do want to gain extra points when you hit a rogue spaceship, correct??? A program that analyzes the image file of a brain scan should only print “THERE'S BRAIN TUMOR!” only when there's really a brain tumor right?!?</text:p>
      <text:p text:style-name="P4"/>
      <text:p text:style-name="P4">All these and more require <text:span text:style-name="T27">decision-making</text:span><text:span text:style-name="T26">.</text:span> You want to write a program that says (more or less):</text:p>
      <text:p text:style-name="P4"/>
      <text:p text:style-name="P4"><text:tab/>if rocket hits bad ship then</text:p>
      <text:p text:style-name="P4"><text:tab/><text:tab/>bad ship explodes</text:p>
      <text:p text:style-name="P4"><text:tab/><text:tab/>player get<text:span text:style-name="T31">s</text:span> 10 points</text:p>
      <text:p text:style-name="P4"/>
      <text:p text:style-name="P4">The condition</text:p>
      <text:p text:style-name="P4"/>
      <text:p text:style-name="P4"><text:tab/>rocket hits bad ship</text:p>
      <text:p text:style-name="P4"/>
      <text:p text:style-name="P4">is of course either true or false. That's the point of having booleans.</text:p>
      <text:p text:style-name="P4"/>
      <text:p text:style-name="P27">Another use of booleans is to decide/control when a <text:span text:style-name="T2">loop</text:span> or <text:span text:style-name="T2">repetition</text:span> should end. For instance, look at this “program” from a DVD player software:</text:p>
      <text:p text:style-name="P27"/>
      <text:p text:style-name="P27"><text:tab/>“continue playing the video stream and audio stream</text:p>
      <text:p text:style-name="P27"><text:tab/>as long as the STOP button is not pressed”</text:p>
      <text:p text:style-name="P27"/>
      <text:p text:style-name="P27">or to make it more like a “program”:</text:p>
      <text:p text:style-name="P27"/>
      <text:p text:style-name="P27"><text:tab/>while STOP button is not pressed:</text:p>
      <text:p text:style-name="P27"><text:tab/><text:tab/>play the next 0.01 second of video stream and the</text:p>
      <text:p text:style-name="P27"><text:tab/><text:tab/>next 0.01 second of audio stream</text:p>
      <text:p text:style-name="P27"/>
      <text:p text:style-name="P27">The condition “STOP button is not pressed” again is either true or false. It has a boolean value. </text:p>
      <text:p text:style-name="P27"/>
      <text:p text:style-name="P27">So … before we can talk about decision-making and (also known as branching) and loops/repetition, you need to know how to work with booleans.</text:p>
      <text:p text:style-name="P4"/>
      <text:p text:style-name="P4">Whereas <text:span text:style-name="T6">int</text:span>s and <text:span text:style-name="T6">double</text:span>s and <text:span text:style-name="T6">float</text:span>s can have lots of values, note <text:soft-page-break/>that booleans have only <text:span text:style-name="T2">two</text:span>: <text:span text:style-name="T6">true</text:span> and <text:span text:style-name="T6">false</text:span>.</text:p>
      <text:p text:style-name="P4"/>
      <text:p text:style-name="P4"/>
      <text:p text:style-name="P4"><text:span text:style-name="T4">Exercise.</text:span> Run this program.</text:p>
      <table:table table:name="Table1" table:style-name="Table1">
        <table:table-column table:style-name="Table1.A"/>
        <table:table-header-rows>
          <table:table-row>
            <table:table-cell table:style-name="Table1.A1" office:value-type="string">
              <text:p text:style-name="P15">std::cout &lt;&lt; true &lt;&lt; ' '</text:p>
              <text:p text:style-name="P15"><text:s text:c="10"/>&lt;&lt; false &lt;&lt; std::endl;</text:p>
            </table:table-cell>
          </table:table-row>
        </table:table-header-rows>
      </table:table>
      <text:p text:style-name="P4"/>
      <text:p text:style-name="P4">What does C++ display <text:span text:style-name="T6">true</text:span> as? <text:tab/>_____</text:p>
      <text:p text:style-name="P4"/>
      <text:p text:style-name="P4">What does C++ display <text:span text:style-name="T6">false</text:span> as? <text:tab/>_____</text:p>
      <text:p text:style-name="P9"/>
      <text:p text:style-name="P4"/>
      <text:p text:style-name="P4"/>
      <text:p text:style-name="P4"/>
      <text:p text:style-name="P28">Boolean <text:span text:style-name="T36">o</text:span>perators: and</text:p>
      <text:p text:style-name="P3"/>
      <text:p text:style-name="P4">Booleans, like <text:span text:style-name="T6">int</text:span>s and <text:span text:style-name="T6">double</text:span>s, have operators. Just like + allows you to combine two <text:span text:style-name="T6">int</text:span>s into one:</text:p>
      <text:p text:style-name="P4"/>
      <text:p text:style-name="P4"><text:tab/><text:span text:style-name="T6">1 + 2</text:span></text:p>
      <text:p text:style-name="P4"/>
      <text:p text:style-name="P4">(i.e. <text:span text:style-name="T6">3</text:span>) boolean operators take boolean value(s) and return a boolean value. Why do you need them? Here's a simple example:</text:p>
      <text:p text:style-name="P4"/>
      <text:p text:style-name="P4"><text:tab/>(I'm learning C++) and (I'm a student at CC)</text:p>
      <text:p text:style-name="P4"/>
      <text:p text:style-name="P4">Is this true or false? Well this becomes:</text:p>
      <text:p text:style-name="P4"/>
      <text:p text:style-name="P4"><text:tab/>(true) and (true)</text:p>
      <text:p text:style-name="P4"/>
      <text:p text:style-name="P4">(Otherwise why are you here???) Of course you know that this is</text:p>
      <text:p text:style-name="P4"/>
      <text:p text:style-name="P4"><text:tab/>true</text:p>
      <text:p text:style-name="P4"/>
      <text:p text:style-name="P4">So what I'm saying is that the <text:span text:style-name="T2">“and”</text:span> is a <text:span text:style-name="T2">binary operator</text:span> that takes (true) and (true) and evaluates to (true). In a C++ program “and” is written </text:p>
      <text:p text:style-name="P4"/>
      <text:p text:style-name="P21">&amp;&amp;</text:p>
      <text:p text:style-name="P20"/>
      <text:p text:style-name="P4">Too bad that's something you have to remember. <text:s/><text:span text:style-name="T6">&amp;&amp;</text:span> is a <text:span text:style-name="T4">binary</text:span> boolean operator since you need to feed it <text:span text:style-name="T4">two</text:span> boolean values to get a result. (Instead of calling it the “and” operator, mathematicians/computer scientists call it the “logical and” operator.)</text:p>
      <text:p text:style-name="P4"/>
      <text:p text:style-name="P4">To define “and” you need to figure out all the possible cases:</text:p>
      <text:p text:style-name="P4"/>
      <text:p text:style-name="P4"><text:tab/>true &amp;&amp; true<text:tab/>= true</text:p>
      <text:p text:style-name="P4"><text:tab/>true &amp;&amp; false<text:tab/>= false</text:p>
      <text:p text:style-name="P4"><text:tab/>false &amp;&amp; true<text:tab/>= false</text:p>
      <text:p text:style-name="P4"><text:tab/>false &amp;&amp; false<text:tab/>= false</text:p>
      <text:p text:style-name="P4"/>
      <text:p text:style-name="P4">This is called a <text:span text:style-name="T4">truth table</text:span> of “and” or <text:span text:style-name="T6">&amp;&amp;</text:span>. Make sure you can reproduce the above truth table!!!</text:p>
      <text:p text:style-name="P4"/>
      <text:p text:style-name="P4"/>
      <text:p text:style-name="P4"><text:span text:style-name="T4">Exercise.</text:span> Verify the result of the &amp;&amp; operator by completing this program. Complete and run this program and make sure C++ is not crazy.</text:p>
      <table:table table:name="Table3" table:style-name="Table3">
        <table:table-column table:style-name="Table3.A"/>
        <table:table-header-rows>
          <table:table-row>
            <table:table-cell table:style-name="Table3.A1" office:value-type="string">
              <text:p text:style-name="P22">std::cout &lt;&lt; "true &amp;&amp; true <text:s/>= " &lt;&lt; (true &amp;&amp; true) &lt;&lt; '\n'</text:p>
              <text:p text:style-name="P22"><text:s text:c="10"/>&lt;&lt; "true &amp;&amp; false = " &lt;&lt; (true &amp;&amp; false) &lt;&lt; '\n'</text:p>
              <text:p text:style-name="P15"><text:s text:c="9"/>&lt;&lt; <text:s text:c="4"/></text:p>
              <text:p text:style-name="P18"><text:s text:c="9"/>&lt;&lt; <text:s text:c="40"/>;</text:p>
            </table:table-cell>
          </table:table-row>
        </table:table-header-rows>
      </table:table>
      <text:p text:style-name="P4"/>
      <text:p text:style-name="P4"/>
      <text:p text:style-name="P4"><text:span text:style-name="T4">Exercise.</text:span> By the way, what happens if you remove the parentheses?, <text:soft-page-break/>i.e., what happens when you do this:</text:p>
      <table:table table:name="Table19" table:style-name="Table19">
        <table:table-column table:style-name="Table19.A"/>
        <table:table-header-rows>
          <table:table-row>
            <table:table-cell table:style-name="Table19.A1" office:value-type="string">
              <text:p text:style-name="P22">std::cout &lt;&lt; true &amp;&amp; true &lt;&lt; '\n'<text:span text:style-name="T20">;</text:span></text:p>
            </table:table-cell>
          </table:table-row>
        </table:table-header-rows>
      </table:table>
      <text:p text:style-name="P4"/>
      <text:p text:style-name="P4"/>
      <text:p text:style-name="P4"><text:span text:style-name="T4">Exercise. </text:span>What is the value of this boolean expression</text:p>
      <text:p text:style-name="P4"/>
      <text:p text:style-name="P4"><text:tab/><text:span text:style-name="T6">false &amp;&amp; ________</text:span></text:p>
      <text:p text:style-name="P4"/>
      <text:p text:style-name="P4">even though the second value is missing? <text:span text:style-name="T42">This is the same for</text:span></text:p>
      <text:p text:style-name="P4"/>
      <text:p text:style-name="P15"><text:tab/>________ &amp;&amp; false <text:s/></text:p>
      <text:p text:style-name="P28">Boolean <text:span text:style-name="T36">o</text:span>perator: or</text:p>
      <text:p text:style-name="P3"/>
      <text:p text:style-name="P4">Another important boolean operator is “or” (or “logical or”). Here's an example:</text:p>
      <text:p text:style-name="P4"/>
      <text:p text:style-name="P4"><text:tab/>(I'm learning C++) or (I have 3 arms)</text:p>
      <text:p text:style-name="P4"/>
      <text:p text:style-name="P4">Assuming you do not have three arms, the resulting boolean value is of course:</text:p>
      <text:p text:style-name="P4"/>
      <text:p text:style-name="P4"><text:tab/>(true) or (false) = (true)</text:p>
      <text:p text:style-name="P4"/>
      <text:p text:style-name="P4">In C++ “or” is written</text:p>
      <text:p text:style-name="P4"><text:s/></text:p>
      <text:p text:style-name="P5"><text:span text:style-name="T7">||</text:span> </text:p>
      <text:p text:style-name="P4"/>
      <text:p text:style-name="P4">(two vertical broken lines – look at the left of the keyboard, above the backslash \ key on your keyboard). </text:p>
      <text:p text:style-name="P4"/>
      <text:p text:style-name="P4"/>
      <text:p text:style-name="P4"><text:span text:style-name="T4">Exercise.</text:span> Of course we must have a truth table for “or”: Verify this table using a C++ program:</text:p>
      <text:p text:style-name="P4"/>
      <text:p text:style-name="P4"><text:tab/>true <text:s/><text:span text:style-name="T6">||</text:span> true<text:tab/>= true</text:p>
      <text:p text:style-name="P4"><text:tab/>true <text:s/><text:span text:style-name="T6">||</text:span> false<text:tab/>= true</text:p>
      <text:p text:style-name="P4"><text:tab/>false <text:span text:style-name="T6">||</text:span> true<text:tab/>= true</text:p>
      <text:p text:style-name="P4"><text:tab/>false <text:span text:style-name="T6">||</text:span> false<text:tab/>= false</text:p>
      <text:p text:style-name="P4"/>
      <table:table table:name="Table4" table:style-name="Table4">
        <table:table-column table:style-name="Table4.A"/>
        <table:table-header-rows>
          <table:table-row>
            <table:table-cell table:style-name="Table4.A1" office:value-type="string">
              <text:p text:style-name="P22">std::cout &lt;&lt; "true || true = " &lt;&lt; (true || true) &lt;&lt; '\n'</text:p>
              <text:p text:style-name="P23"><text:s text:c="10"/>&lt;&lt;</text:p>
              <text:p text:style-name="P23"><text:s text:c="10"/>&lt;&lt;</text:p>
              <text:p text:style-name="P23"><text:s text:c="10"/>&lt;&lt; <text:s text:c="43"/>;</text:p>
            </table:table-cell>
          </table:table-row>
        </table:table-header-rows>
      </table:table>
      <text:p text:style-name="P13"/>
      <text:p text:style-name="P4">Same thing again ... make sure you can reproduce the above table.</text:p>
      <text:p text:style-name="P4"/>
      <text:p text:style-name="P4"/>
      <text:p text:style-name="P4"><text:span text:style-name="T4">Exercise.</text:span> What is the value of this boolean expression</text:p>
      <text:p text:style-name="P4"/>
      <text:p text:style-name="P4"><text:tab/><text:span text:style-name="T6">true || ________</text:span></text:p>
      <text:p text:style-name="P4"/>
      <text:p text:style-name="P4">even though the second value is missing? What about this:</text:p>
      <text:p text:style-name="P4"/>
      <text:p text:style-name="P4"><text:tab/>________ <text:span text:style-name="T6">|| true</text:span> </text:p>
      <text:p text:style-name="P4"/>
      <text:p text:style-name="P4"/>
      <text:p text:style-name="P4">At this point we have two boolean operators. What if we have a boolean expression like this:</text:p>
      <text:p text:style-name="P4"/>
      <text:p text:style-name="P4"><text:tab/><text:span text:style-name="T6">false &amp;&amp; false || true</text:span></text:p>
      <text:p text:style-name="P4"/>
      <text:p text:style-name="P4">Note that precedence is important since</text:p>
      <text:p text:style-name="P4"/>
      <text:p text:style-name="P4"><text:tab/><text:span text:style-name="T6"> <text:s/>(false &amp;&amp; false) || true </text:span></text:p>
      <text:p text:style-name="P15"><text:soft-page-break/><text:tab/>= false || true</text:p>
      <text:p text:style-name="P15"><text:tab/>= true</text:p>
      <text:p text:style-name="P4">and</text:p>
      <text:p text:style-name="P4"><text:tab/><text:span text:style-name="T6"> <text:s/>false &amp;&amp; (false || true) </text:span></text:p>
      <text:p text:style-name="P15"><text:tab/>= false &amp;&amp; true</text:p>
      <text:p text:style-name="P15"><text:tab/>= false</text:p>
      <text:p text:style-name="P4">which gives us different results!!!</text:p>
      <text:p text:style-name="P15"/>
      <text:p text:style-name="P4">The precedence rule is simple:</text:p>
      <text:p text:style-name="P4"/>
      <text:p text:style-name="P4"><text:s/><text:tab/><text:tab/><text:tab/>()<text:tab/>highest priority</text:p>
      <text:p text:style-name="P4"><text:tab/><text:tab/><text:tab/>&amp;&amp;</text:p>
      <text:p text:style-name="P4"><text:span text:style-name="T6"><text:tab/><text:tab/><text:tab/>|| <text:s text:c="3"/></text:span><text:span text:style-name="T9">lowest priority</text:span></text:p>
      <text:p text:style-name="P15"/>
      <text:p text:style-name="P4">and as usual for (boolean) operators of the same priority level, you perform left-to-right.</text:p>
      <text:p text:style-name="P4"/>
      <text:p text:style-name="P4"/>
      <text:p text:style-name="P4">Let's evaluate this by hand:</text:p>
      <text:p text:style-name="P4"/>
      <text:p text:style-name="P22"><text:s text:c="2"/>true || false &amp;&amp; (<text:span text:style-name="T23">false || true</text:span>) &amp;&amp; false</text:p>
      <text:p text:style-name="P22">= true || false &amp;&amp; <text:span text:style-name="T28">(true)</text:span><text:span text:style-name="T26"> &amp;&amp; false </text:span><text:span text:style-name="T29">by</text:span><text:span text:style-name="T26"> </text:span><text:span text:style-name="T30">false || true = true</text:span></text:p>
      <text:p text:style-name="P26">= true || <text:span text:style-name="T23">false &amp;&amp; true</text:span> &amp;&amp; false <text:s text:c="2"/><text:span text:style-name="T9">by</text:span> <text:span text:style-name="T24">(true) = true</text:span></text:p>
      <text:p text:style-name="P26">= true || <text:span text:style-name="T23">false &amp;&amp; false</text:span> <text:s text:c="10"/><text:span text:style-name="T9">by</text:span> false &amp;&amp; true =false</text:p>
      <text:p text:style-name="P22"><text:span text:style-name="T26">= </text:span><text:span text:style-name="T28">true || false</text:span><text:span text:style-name="T26"> <text:s text:c="7"/></text:span><text:s text:c="12"/><text:span text:style-name="T9">by</text:span> false &amp;&amp; false =false</text:p>
      <text:p text:style-name="P22">= true <text:s text:c="28"/><text:span text:style-name="T9">by</text:span><text:span text:style-name="T6"> true </text:span><text:span text:style-name="T43">||</text:span><text:span text:style-name="T6"> false = </text:span><text:span text:style-name="T43">true</text:span></text:p>
      <text:p text:style-name="P14"/>
      <text:p text:style-name="P4">Now verify it with C++:</text:p>
      <table:table table:name="Table12" table:style-name="Table12">
        <table:table-column table:style-name="Table12.A"/>
        <table:table-row>
          <table:table-cell table:style-name="Table12.A1" office:value-type="string">
            <text:p text:style-name="P34">std::cout &lt;&lt; <text:span text:style-name="T14">(true || false &amp;&amp; (false || true) &amp;&amp; false)</text:span></text:p>
            <text:p text:style-name="P35"><text:s text:c="10"/>&lt;&lt; std::endl;</text:p>
          </table:table-cell>
        </table:table-row>
      </table:table>
      <text:p text:style-name="P4">You should get 1 which means that boolean value is <text:span text:style-name="T6">true</text:span>.</text:p>
      <text:p text:style-name="P15"/>
      <text:p text:style-name="P15"/>
      <text:p text:style-name="P4"><text:span text:style-name="T4">Exercise.</text:span> First evaluate this by hand:</text:p>
      <text:p text:style-name="P4"/>
      <text:p text:style-name="P15"><text:tab/>(true || false) &amp;&amp; false || true &amp;&amp; false</text:p>
      <text:p text:style-name="P4"/>
      <text:p text:style-name="P4">Next verify it with C++:</text:p>
      <text:p text:style-name="P4"/>
      <text:p text:style-name="P4"/>
      <text:p text:style-name="P4"><text:span text:style-name="T4">Exercise.</text:span> First evaluate this by hand:</text:p>
      <text:p text:style-name="P4"/>
      <text:p text:style-name="P15"><text:tab/>(false &amp;&amp; false) || (false || true) &amp;&amp; false</text:p>
      <text:p text:style-name="P4"/>
      <text:p text:style-name="P4">Next verify it with C++:</text:p>
      <text:p text:style-name="P4"/>
      <text:p text:style-name="P4"/>
      <text:p text:style-name="P4"><text:span text:style-name="T4">Exercise.</text:span> Check that &amp;&amp; and || are commutative, i.e. suppose x and y are boolean values, then</text:p>
      <text:p text:style-name="P4"/>
      <text:p text:style-name="P4"><text:tab/>x &amp;&amp; y<text:tab/>is the same as<text:tab/>y &amp;&amp; x</text:p>
      <text:p text:style-name="P4"><text:tab/>x || y <text:tab/>is the same as<text:tab/>y || x</text:p>
      <text:p text:style-name="P4"/>
      <text:p text:style-name="P4">(Here's a memory aid: “I have three arms and I am the Queen of England” has the same boolean value as “I am the Queen of England <text:soft-page-break/>and I have three arms”. That's pretty obvious, right?)</text:p>
      <text:p text:style-name="P4"/>
      <text:p text:style-name="P4"/>
      <text:p text:style-name="P4"><text:span text:style-name="T4">Exercise.</text:span> Check that if x is a boolean value, then</text:p>
      <text:p text:style-name="P4"/>
      <text:p text:style-name="P4"><text:tab/>x &amp;&amp; x<text:tab/>is the same as<text:tab/>x</text:p>
      <text:p text:style-name="P4"><text:tab/>x || x<text:tab/>is the same as<text:tab/>x</text:p>
      <text:p text:style-name="P4"/>
      <text:p text:style-name="P4">(Here's a memory aid: “I have a space shuttle in my backyard and I have a space shuttle in my backyard” is the same as “I have a space shuttle in my backyard”. Also, “I have ten dollars or I have ten dollars” is the same as “I have ten dollars”. Right?)</text:p>
      <text:p text:style-name="P28">Boolean <text:span text:style-name="T36">o</text:span>perator: not</text:p>
      <text:p text:style-name="P3"/>
      <text:p text:style-name="P4">So far we have “and” (i.e. &amp;&amp; in C++-speak) and “or” (i.e. <text:span text:style-name="T6">||</text:span> in C++-speak).</text:p>
      <text:p text:style-name="P4"/>
      <text:p text:style-name="P4">There's another operator called “not” (or “logical not”). In C++ it's written </text:p>
      <text:p text:style-name="P4"/>
      <text:p text:style-name="P21">!</text:p>
      <text:p text:style-name="P4"/>
      <text:p text:style-name="P4">This operator is <text:span text:style-name="T2">unary</text:span> – it requires one value. It simply inverts the boolean value. You write the boolean value on the right-hand side of !. In other words you write</text:p>
      <text:p text:style-name="P4"/>
      <text:p text:style-name="P4"><text:tab/><text:span text:style-name="T6">!true </text:span></text:p>
      <text:p text:style-name="P4"/>
      <text:p text:style-name="P4">and not</text:p>
      <text:p text:style-name="P4"/>
      <text:p text:style-name="P15"><text:tab/>true!</text:p>
      <text:p text:style-name="P4"/>
      <text:p text:style-name="P4"/>
      <text:p text:style-name="P4"><text:span text:style-name="T4">Exercise.</text:span> Complete the following truth table </text:p>
      <text:p text:style-name="P4"/>
      <text:p text:style-name="P4"><text:tab/>!true<text:tab/>= </text:p>
      <text:p text:style-name="P4"><text:tab/>!false<text:tab/>= </text:p>
      <text:p text:style-name="P4"/>
      <text:p text:style-name="P4">by completing and running this program:</text:p>
      <table:table table:name="Table5" table:style-name="Table5">
        <table:table-column table:style-name="Table5.A"/>
        <table:table-header-rows>
          <table:table-row>
            <table:table-cell table:style-name="Table5.A1" office:value-type="string">
              <text:p text:style-name="P15">std::cout &lt;&lt; "!true = " &lt;&lt; (!true) &lt;&lt; '\n'</text:p>
              <text:p text:style-name="P15"><text:s text:c="10"/>&lt;&lt; <text:s text:c="22"/>&lt;&lt; std::endl;</text:p>
            </table:table-cell>
          </table:table-row>
        </table:table-header-rows>
      </table:table>
      <text:p text:style-name="P4"/>
      <text:p text:style-name="P4"/>
      <text:p text:style-name="P4"><text:span text:style-name="T4">Exercise.</text:span> Check that if x is a boolean value then</text:p>
      <text:p text:style-name="P4"/>
      <text:p text:style-name="P4"><text:tab/>!!x <text:s text:c="4"/>is the same as<text:tab/>x</text:p>
      <text:p text:style-name="P4"/>
      <text:p text:style-name="P4">[Memory aid: “It is not true that I am not tall” is the same as “I am tall”.]</text:p>
      <text:p text:style-name="P4"/>
      <text:p text:style-name="P4"/>
      <text:p text:style-name="P4">Here the precedence rules for &amp;&amp;, ||, and !:</text:p>
      <text:p text:style-name="P16"/>
      <text:p text:style-name="P16"><text:tab/>()<text:tab/><text:span text:style-name="T9">highest precedence level</text:span></text:p>
      <text:p text:style-name="P16"><text:tab/>!<text:tab/></text:p>
      <text:p text:style-name="P16"><text:tab/>&amp;&amp;</text:p>
      <text:p text:style-name="P6"><text:span text:style-name="T9"><text:tab/></text:span><text:span text:style-name="T6">||<text:tab/></text:span><text:span text:style-name="T9">lowest precedence level</text:span></text:p>
      <text:p text:style-name="P4"/>
      <text:p text:style-name="P4">(Memory aid: remember unary operators always have higher priority. This is the same for integer and floating point operators.)</text:p>
      <text:p text:style-name="P4"/>
      <text:p text:style-name="P4"/>
      <text:p text:style-name="P4"><text:span text:style-name="T4">Exercise.</text:span> Evaluate this by hand:</text:p>
      <text:p text:style-name="P4"/>
      <text:p text:style-name="P15"><text:tab/>(true || false) &amp;&amp; !false || true &amp;&amp; !false</text:p>
      <text:p text:style-name="P4"/>
      <text:p text:style-name="P4"><text:soft-page-break/>Now verify it with C++:</text:p>
      <text:p text:style-name="P4"/>
      <text:p text:style-name="P4"/>
      <text:p text:style-name="P4"><text:span text:style-name="T4">Exercise.</text:span> Evaluate this by hand:</text:p>
      <text:p text:style-name="P4"/>
      <text:p text:style-name="P15"><text:tab/>!true &amp;&amp; !(false &amp;&amp; !false || true) &amp;&amp; false</text:p>
      <text:p text:style-name="P4"/>
      <text:p text:style-name="P4">Now verify it with C++.</text:p>
      <text:p text:style-name="P4"/>
      <text:p text:style-name="P28">Other <text:span text:style-name="T36">b</text:span>oolean <text:span text:style-name="T36">o</text:span>perators</text:p>
      <text:p text:style-name="P3"/>
      <text:p text:style-name="P4">So far the boolean operators take boolean values (true and false) and returns a boolean value.</text:p>
      <text:p text:style-name="P4"/>
      <text:p text:style-name="P4">Now we want to think about those that take numeric values (ints, doubles, floats) and spit out boolean values.</text:p>
      <text:p text:style-name="P3"/>
      <text:p text:style-name="P4"><text:span text:style-name="T4">Exercise.</text:span> Run this program.</text:p>
      <table:table table:name="Table7" table:style-name="Table7">
        <table:table-column table:style-name="Table7.A"/>
        <table:table-header-rows>
          <table:table-row>
            <table:table-cell table:style-name="Table7.A1" office:value-type="string">
              <text:p text:style-name="P15">std::cout &lt;&lt; (1 &lt; 2) &lt;&lt; std::endl;</text:p>
              <text:p text:style-name="P15">std::cout &lt;&lt; (1 &gt; 2) &lt;&lt; std::endl;</text:p>
              <text:p text:style-name="P15">std::cout &lt;&lt; (4 &lt; 3) &lt;&lt; std::endl;</text:p>
              <text:p text:style-name="P15">std::cout &lt;&lt; (4 &gt; 3) &lt;&lt; std::endl;</text:p>
              <text:p text:style-name="P15">std::cout &lt;&lt; (5 &lt;= 8) &lt;&lt; std::endl;</text:p>
              <text:p text:style-name="P15">std::cout &lt;&lt; (5 &gt;= 8) &lt;&lt; std::endl;</text:p>
              <text:p text:style-name="P15">std::cout &lt;&lt; (24 == 42) &lt;&lt; std::endl;</text:p>
              <text:p text:style-name="P15">std::cout &lt;&lt; (24 != 42) &lt;&lt; std::endl;</text:p>
            </table:table-cell>
          </table:table-row>
        </table:table-header-rows>
      </table:table>
      <text:p text:style-name="P3"/>
      <text:p text:style-name="P4">Of course you know</text:p>
      <text:p text:style-name="P4"/>
      <text:p text:style-name="P4"><text:tab/>&lt;<text:tab/>less than</text:p>
      <text:p text:style-name="P4"><text:tab/>&gt;<text:tab/>greater than</text:p>
      <text:p text:style-name="P4"/>
      <text:p text:style-name="P4">and you can easily guess</text:p>
      <text:p text:style-name="P4"/>
      <text:p text:style-name="P4"><text:tab/>&lt;=<text:tab/>less than or equal to</text:p>
      <text:p text:style-name="P4"><text:tab/>&gt;=<text:tab/>greater than or equal to</text:p>
      <text:p text:style-name="P4"/>
      <text:p text:style-name="P4">It's probably harder to guess that</text:p>
      <text:p text:style-name="P4"/>
      <text:p text:style-name="P4"><text:tab/>==<text:tab/>is equal to</text:p>
      <text:p text:style-name="P4"><text:tab/>!=<text:tab/>is not equal to</text:p>
      <text:p text:style-name="P4"/>
      <text:p text:style-name="P4">By the way &lt;= and &gt;= CANNOT be written as</text:p>
      <text:p text:style-name="P4"/>
      <text:p text:style-name="P4"><text:tab/>=&lt;<text:tab/>BAD, BAD, BAD!!!</text:p>
      <text:p text:style-name="P4"><text:tab/>=&gt;<text:tab/>BAD, BAD, BAD!!!</text:p>
      <text:p text:style-name="P4"/>
      <text:p text:style-name="P4"/>
      <text:p text:style-name="P4"><text:span text:style-name="T4">Exercise.</text:span> Run this program.</text:p>
      <table:table table:name="Table10" table:style-name="Table10">
        <table:table-column table:style-name="Table10.A"/>
        <table:table-header-rows>
          <table:table-row>
            <table:table-cell table:style-name="Table10.A1" office:value-type="string">
              <text:p text:style-name="P15">std::cout &lt;&lt; <text:s/>(5 &lt; = 8) &lt;&lt; std::endl;</text:p>
              <text:p text:style-name="P15">std::cout &lt;&lt; <text:s/>(5 &gt; = 8) &lt;&lt; std::endl;</text:p>
              <text:p text:style-name="P15">std::cout &lt;&lt; <text:s/>(24 = = 42) &lt;&lt; std::endl;</text:p>
              <text:p text:style-name="P15">std::cout &lt;&lt; <text:s/>(24 =! 42) &lt;&lt; std::endl;</text:p>
              <text:p text:style-name="P15">std::cout &lt;&lt; <text:s/>(24 =&gt; 42) &lt;&lt; std::endl;</text:p>
            </table:table-cell>
          </table:table-row>
        </table:table-header-rows>
      </table:table>
      <text:p text:style-name="P4">What's wrong? Fix it!!!</text:p>
      <text:p text:style-name="P4"/>
      <text:p text:style-name="P4"/>
      <text:p text:style-name="P4">It's not too surprising that the above boolean operators (&lt;, &lt;=, &gt;, &gt;=, ==, !=) work for doubles too. Yes?</text:p>
      <text:p text:style-name="P4"/>
      <text:p text:style-name="P4"/>
      <text:p text:style-name="P4"><text:soft-page-break/><text:span text:style-name="T4">Exercise.</text:span> Check your instructor was not lying by running this program:</text:p>
      <table:table table:name="Table13" table:style-name="Table13">
        <table:table-column table:style-name="Table13.A"/>
        <table:table-header-rows>
          <table:table-row>
            <table:table-cell table:style-name="Table13.A1" office:value-type="string">
              <text:p text:style-name="P15">std::cout &lt;&lt; <text:s/>(1.1 &lt; 2.2) &lt;&lt; std::endl;</text:p>
              <text:p text:style-name="P15">std::cout &lt;&lt; <text:s/>(1.1 &gt; 2.2) &lt;&lt; std::endl;</text:p>
              <text:p text:style-name="P15">std::cout &lt;&lt; <text:s/>(4.4 &lt; 3.3) &lt;&lt; std::endl;</text:p>
              <text:p text:style-name="P15">std::cout &lt;&lt; <text:s/>(4.4 &gt; 3.3) &lt;&lt; std::endl;</text:p>
              <text:p text:style-name="P15">std::cout &lt;&lt; <text:s/>(5.5 &lt;= 8.8) &lt;&lt; std::endl;</text:p>
              <text:p text:style-name="P15">std::cout &lt;&lt; <text:s/>(5.5 &gt;= 8.8) &lt;&lt; std::endl;</text:p>
              <text:p text:style-name="P15">std::cout &lt;&lt; <text:s/>(24.24 == 42.42) &lt;&lt; std::endl;</text:p>
              <text:p text:style-name="P15">std::cout &lt;&lt; <text:s/>(24.24 != 42.42) &lt;&lt; std::endl;</text:p>
            </table:table-cell>
          </table:table-row>
        </table:table-header-rows>
      </table:table>
      <text:p text:style-name="P3"/>
      <text:p text:style-name="P3"/>
      <text:p text:style-name="P28">Associativity and <text:span text:style-name="T36">p</text:span>recedence <text:span text:style-name="T36">r</text:span>ules</text:p>
      <text:p text:style-name="P4"/>
      <text:p text:style-name="P4"/>
      <text:p text:style-name="P4">What happens when you want C++ to evaluate a boolean expression like this:</text:p>
      <text:p text:style-name="P4"/>
      <text:p text:style-name="P4"><text:tab/><text:span text:style-name="T6">x + y &lt; a * b - c</text:span></text:p>
      <text:p text:style-name="P4"/>
      <text:p text:style-name="P4">where x, y, a, b and c are (say) integer variables? C++ must of course work on one operator at a time. In general, the numeric operators go first. In other words the +, *, - in the above expression goes before &lt;. </text:p>
      <text:p text:style-name="P4"/>
      <text:p text:style-name="P4">In general the precedence rules now look like this:</text:p>
      <text:p text:style-name="P4"/>
      <text:p text:style-name="P4"><text:tab/>*, /, %, +, - (binary and unary)</text:p>
      <text:p text:style-name="P4"><text:tab/>&lt;, &lt;=, &gt;, &gt;=, !=, ==</text:p>
      <text:p text:style-name="P4"/>
      <text:p text:style-name="P4">The ! Is slightly special. It's unary. So the precedence is pretty high.</text:p>
      <text:p text:style-name="P4"/>
      <text:p text:style-name="P4">Specifically we have</text:p>
      <text:p text:style-name="P4"/>
      <text:p text:style-name="P4"><text:tab/>+, - (unary)<text:tab/>highest precedence level</text:p>
      <text:p text:style-name="P4"><text:tab/>!</text:p>
      <text:p text:style-name="P4"><text:tab/>*, /, %</text:p>
      <text:p text:style-name="P4"><text:tab/>+, - <text:span text:style-name="T32">(binary)</text:span></text:p>
      <text:p text:style-name="P4"><text:tab/>&lt;, &lt;=, &gt;, &gt;=</text:p>
      <text:p text:style-name="P4"><text:tab/>==, !=</text:p>
      <text:p text:style-name="P4"><text:tab/>&amp;&amp;</text:p>
      <text:p text:style-name="P15"><text:tab/>||<text:tab/><text:tab/><text:span text:style-name="T9">lowest precedence level</text:span></text:p>
      <text:p text:style-name="P4"><text:tab/> </text:p>
      <text:p text:style-name="P4">By the way = is also an operator – the assignment operator. It's not too surprising that for the following expression:</text:p>
      <text:p text:style-name="P4"/>
      <text:p text:style-name="P4"><text:tab/>x = a + b – c</text:p>
      <text:p text:style-name="P4"/>
      <text:p text:style-name="P4">= is the last thing to happen (see previous notes). In fact = is the last in the precedence rules:</text:p>
      <text:p text:style-name="P4"/>
      <text:p text:style-name="P4"><text:tab/>+, – (unary)<text:tab/>highest precedence level</text:p>
      <text:p text:style-name="P4"><text:tab/>!</text:p>
      <text:p text:style-name="P4"><text:tab/>*, /, %</text:p>
      <text:p text:style-name="P4"><text:tab/>+, – (binary)</text:p>
      <text:p text:style-name="P4"><text:tab/>&lt;, &lt;=, &gt;, &gt;=</text:p>
      <text:p text:style-name="P4"><text:tab/>==, !=</text:p>
      <text:p text:style-name="P4"><text:tab/>&amp;&amp;</text:p>
      <text:p text:style-name="P15"><text:tab/>||<text:tab/><text:tab/></text:p>
      <text:p text:style-name="P4"><text:tab/>=<text:tab/><text:tab/>lowest precedence level</text:p>
      <text:p text:style-name="P4"/>
      <text:p text:style-name="P4">The associativity rules are what you expect.</text:p>
      <text:p text:style-name="P4"/>
      <text:p text:style-name="P4"><text:tab/>a &lt;= b &lt;= c<text:tab/>is the same as <text:tab/>(a &lt;= b) &lt;= c</text:p>
      <text:p text:style-name="P4"/>
      <text:p text:style-name="P4">(This actually causes a very common error … see next section for a VERY IMPORTANT gotcha) and</text:p>
      <text:p text:style-name="P4"/>
      <text:p text:style-name="P4"><text:soft-page-break/><text:tab/>! ! ! (1 == 2)<text:tab/>is the same as<text:tab/>!(!(!(1 == 2)))</text:p>
      <text:p text:style-name="P4"/>
      <text:p text:style-name="P4">So there's nothing much to remember.</text:p>
      <text:p text:style-name="P4"/>
      <text:p text:style-name="P4">Let's try to compute the boolean value of</text:p>
      <text:p text:style-name="P4"><text:tab/></text:p>
      <text:p text:style-name="P15"><text:tab/>3 &lt; 2 * 3 &amp;&amp; <text:span text:style-name="T32">9</text:span> / 2 &lt; 6 * 3</text:p>
      <text:p text:style-name="P15"/>
      <text:p text:style-name="P4">Here we go:</text:p>
      <text:p text:style-name="P15"/>
      <text:p text:style-name="P15"><text:tab/> <text:s/><text:span text:style-name="T24">3 &lt; 2 + 3 &amp;&amp; </text:span><text:span text:style-name="T23">9 / 2</text:span><text:span text:style-name="T24"> &lt; 6 * 3</text:span></text:p>
      <text:p text:style-name="P15"><text:tab/>= <text:span text:style-name="T24">3 &lt; 2 + 3 &amp;&amp; 4 &lt; </text:span><text:span text:style-name="T23">6 * 3</text:span><text:span text:style-name="T24"> <text:s text:c="6"/>by 9 / 2 = 4</text:span></text:p>
      <text:p text:style-name="P15"><text:tab/>= <text:span text:style-name="T24">3 &lt; </text:span><text:span text:style-name="T23">2 + 3</text:span><text:span text:style-name="T24"> &amp;&amp; 4 &lt; 18 <text:s text:c="9"/>by 6 * 3 = 18</text:span></text:p>
      <text:p text:style-name="P15"><text:tab/>= <text:span text:style-name="T23">3 &lt; 5</text:span><text:span text:style-name="T24"> &amp;&amp; 4 &lt; 18 <text:s text:c="13"/>by 2 + 3 = 5</text:span></text:p>
      <text:p text:style-name="P15"><text:span text:style-name="T24"><text:tab/>= true &amp;&amp; </text:span><text:span text:style-name="T23">4 &lt; 18</text:span><text:span text:style-name="T24"> <text:s text:c="14"/>by 3 &lt; 5 = true</text:span></text:p>
      <text:p text:style-name="P15"><text:span text:style-name="T24"><text:tab/>= </text:span><text:span text:style-name="T23">true &amp;&amp; true</text:span><text:span text:style-name="T24"> <text:s text:c="16"/>by 4 &lt; 18</text:span></text:p>
      <text:p text:style-name="P19"><text:tab/>= true <text:s text:c="24"/>by true &amp;&amp; true</text:p>
      <text:p text:style-name="P15"/>
      <text:p text:style-name="P4">Make sure you check this with a program:</text:p>
      <table:table table:name="Table20" table:style-name="Table20">
        <table:table-column table:style-name="Table20.A"/>
        <table:table-row>
          <table:table-cell table:style-name="Table20.A1" office:value-type="string">
            <text:p text:style-name="P19">std::cout &lt;&lt; (3 &lt; 2 + 3 &amp;&amp; 9 / 2 &lt; 6 * 3) &lt;&lt; '\n';</text:p>
          </table:table-cell>
        </table:table-row>
      </table:table>
      <text:p text:style-name="P15"/>
      <text:p text:style-name="P15"/>
      <text:p text:style-name="P4"><text:span text:style-name="T4">Exercise.</text:span> Evaluate</text:p>
      <text:p text:style-name="P4"/>
      <text:p text:style-name="P15"><text:s text:c="3"/>1 + 2 &lt; 2 * 2 &amp;&amp; 3 – 1 &lt; 5 – 2 || 5 * 2 &lt; 6 * 3</text:p>
      <text:p text:style-name="P4"/>
      <text:p text:style-name="P4">and verify with C++.</text:p>
      <text:p text:style-name="P4"/>
      <text:p text:style-name="P4"/>
      <text:p text:style-name="P4"><text:span text:style-name="T4">Exercise.</text:span> Evaluate</text:p>
      <text:p text:style-name="P4"/>
      <text:p text:style-name="P15"><text:s text:c="2"/>6 * 2 &lt; 2 + 6 &amp;&amp; (3 – 1 &lt; 5 – 2 || 5 * 2 &lt; 6 * 3)</text:p>
      <text:p text:style-name="P4"/>
      <text:p text:style-name="P4">and verify with C++.</text:p>
      <text:p text:style-name="P4"/>
      <text:p text:style-name="P4"/>
      <text:p text:style-name="P4"><text:span text:style-name="T4">Exercise.</text:span> Evaluate</text:p>
      <text:p text:style-name="P4"/>
      <text:p text:style-name="P15"><text:s text:c="2"/>6 * 2 &lt; 8 &amp;&amp; (2 &gt;= 5 – 3 || (2 != 6 * 3 || 3 &lt; 4))</text:p>
      <text:p text:style-name="P4"/>
      <text:p text:style-name="P4">and verify with C++.</text:p>
      <text:p text:style-name="P28">Gotcha</text:p>
      <text:p text:style-name="P4"/>
      <text:p text:style-name="P4">Here's a <text:span text:style-name="T2">very </text:span><text:span text:style-name="T17">very</text:span><text:span text:style-name="T2"> </text:span><text:span text:style-name="T18">very</text:span><text:span text:style-name="T2"> common gotcha</text:span> that unfortunately even experienced programmers make. Look at this:</text:p>
      <text:p text:style-name="P4"/>
      <text:p text:style-name="P5">-3 &lt;= -2 &lt;= -1</text:p>
      <text:p text:style-name="P4"/>
      <text:p text:style-name="P4">This seems to be similar to the following in math:</text:p>
      <text:p text:style-name="P4"/>
      <text:p text:style-name="P5">-3 <text:span text:style-name="T21">≤</text:span><text:span text:style-name="T22"> -2 </text:span><text:span text:style-name="T21">≤ -1</text:span></text:p>
      <text:p text:style-name="P4"/>
      <text:p text:style-name="P4">and in math</text:p>
      <text:p text:style-name="P4"/>
      <text:p text:style-name="P5">-3 <text:span text:style-name="T21">≤</text:span><text:span text:style-name="T22"> -2 </text:span><text:span text:style-name="T21">≤ -1</text:span></text:p>
      <text:p text:style-name="P25"/>
      <text:p text:style-name="P6"><text:span text:style-name="T21">is true, r</text:span>ight? Try this:</text:p>
      <table:table table:name="Table8" table:style-name="Table8">
        <table:table-column table:style-name="Table8.A"/>
        <table:table-row>
          <table:table-cell table:style-name="Table8.A1" office:value-type="string">
            <text:p text:style-name="P32">std::cout &lt;&lt; (<text:span text:style-name="T14">-3 &lt;= -2 &lt;= -1) &lt;&lt; std::endl;</text:span></text:p>
          </table:table-cell>
        </table:table-row>
      </table:table>
      <text:p text:style-name="P4"/>
      <text:p text:style-name="P4">The output is 0!!! Which means false!!! Whoa ... what's happening?!? Let's evaluate this the way C++ would::</text:p>
      <text:p text:style-name="P4"/>
      <text:p text:style-name="P4"><text:tab/><text:tab/>-3 &lt;= -2 &lt;= -1<text:tab/></text:p>
      <text:p text:style-name="P4"/>
      <text:p text:style-name="P4">is the same as</text:p>
      <text:p text:style-name="P7"/>
      <text:p text:style-name="P4"><text:tab/><text:tab/>(-3 &lt;= -2) &lt;= -1</text:p>
      <text:p text:style-name="P4"/>
      <text:p text:style-name="P4">Now </text:p>
      <text:p text:style-name="P4"><text:tab/><text:tab/>-3 &lt;= -2 is true</text:p>
      <text:p text:style-name="P4"/>
      <text:p text:style-name="P4">That means that </text:p>
      <text:p text:style-name="P4"/>
      <text:p text:style-name="P4"><text:tab/> <text:s text:c="2"/>-3 &lt;= -2 &lt;= -1</text:p>
      <text:p text:style-name="P4"><text:tab/>= (-3 &lt;= -2) &lt;= -1</text:p>
      <text:p text:style-name="P4"><text:tab/>= true &lt;= -1</text:p>
      <text:p text:style-name="P4"/>
      <text:p text:style-name="P4">Here lies the problem. This is a comparison between a boolean and an integer. C++ type cast the boolean true to 1:</text:p>
      <text:p text:style-name="P4"/>
      <text:p text:style-name="P4"><text:tab/> <text:s text:c="2"/>-3 &lt;= -2 &lt;= -1</text:p>
      <text:p text:style-name="P4"><text:tab/>= (-3 &lt;= -2) &lt;= -1</text:p>
      <text:p text:style-name="P4"><text:tab/>= true &lt;= -1</text:p>
      <text:p text:style-name="P4"><text:tab/>= 1 &lt;= -1</text:p>
      <text:p text:style-name="P4"/>
      <text:p text:style-name="P4">and of course 1&lt;= -1 is false</text:p>
      <text:p text:style-name="P4"/>
      <text:p text:style-name="P4"><text:tab/> <text:s text:c="2"/>-3 &lt;= -2 &lt;= -1</text:p>
      <text:p text:style-name="P4"><text:tab/>= (-3 &lt;= -2) &lt;= -1</text:p>
      <text:p text:style-name="P4"><text:tab/>= true &lt;= -1</text:p>
      <text:p text:style-name="P4"><text:tab/>= 1 &lt;= -1</text:p>
      <text:p text:style-name="P4"/>
      <text:p text:style-name="P4">So how do we fix it? Well <text:span text:style-name="T16">mathematically</text:span></text:p>
      <text:p text:style-name="P4"/>
      <text:p text:style-name="P5">-3 <text:span text:style-name="T21">≤</text:span> -2 <text:span text:style-name="T21">≤</text:span> -1</text:p>
      <text:p text:style-name="P4"><text:soft-page-break/></text:p>
      <text:p text:style-name="P4">actually means</text:p>
      <text:p text:style-name="P4"/>
      <text:p text:style-name="P5">“-3 <text:span text:style-name="T21">≤</text:span> -2 and -2 <text:span text:style-name="T21">≤</text:span> -1”</text:p>
      <text:p text:style-name="P4"/>
      <text:p text:style-name="P4">Try this:</text:p>
      <table:table table:name="Table9" table:style-name="Table9">
        <table:table-column table:style-name="Table9.A"/>
        <table:table-row>
          <table:table-cell table:style-name="Table9.A1" office:value-type="string">
            <text:p text:style-name="P32">std::cout &lt;&lt; ((<text:span text:style-name="T14">-3 &lt;= -2) &amp;&amp; (-2 &lt;= -1)) &lt;&lt; '\n';</text:span></text:p>
          </table:table-cell>
        </table:table-row>
      </table:table>
      <text:p text:style-name="P4"/>
      <text:p text:style-name="P4">So if you want to (mathematically) say</text:p>
      <text:p text:style-name="P4"/>
      <text:p text:style-name="P5">a <text:span text:style-name="T21">≤</text:span> b <text:span text:style-name="T21">≤</text:span> c</text:p>
      <text:p text:style-name="P4"/>
      <text:p text:style-name="P4">then in C++ you want to say</text:p>
      <text:p text:style-name="P4"/>
      <text:p text:style-name="P17">a &lt;= b &amp;&amp; b &lt;= c</text:p>
      <text:p text:style-name="P4"/>
      <text:p text:style-name="P4">Likewise the C++ expression for the mathematical expression:</text:p>
      <text:p text:style-name="P4"/>
      <text:p text:style-name="P5">a &lt; b &lt; c</text:p>
      <text:p text:style-name="P4"/>
      <text:p text:style-name="P4">is</text:p>
      <text:p text:style-name="P4"/>
      <text:p text:style-name="P17">a &lt; b &amp;&amp; b &lt; c</text:p>
      <text:p text:style-name="P4"/>
      <text:p text:style-name="P4">Don't say I didn't warn you.</text:p>
      <text:p text:style-name="P28">Boolean <text:span text:style-name="T36">v</text:span>ariables</text:p>
      <text:p text:style-name="P4"/>
      <text:p text:style-name="P4"/>
      <text:p text:style-name="P4">The C++ name for the boolean type is <text:span text:style-name="T6">bool</text:span>.</text:p>
      <text:p text:style-name="P4"/>
      <text:p text:style-name="P4">Declaring boolean variables is easy. Try this program:</text:p>
      <table:table table:name="Table6" table:style-name="Table6">
        <table:table-column table:style-name="Table6.A"/>
        <table:table-header-rows>
          <table:table-row>
            <table:table-cell table:style-name="Table6.A1" office:value-type="string">
              <text:p text:style-name="P30">bool earthIsFlat = false;</text:p>
              <text:p text:style-name="P30">std::cout &lt;&lt; "earth is flat: " &lt;&lt; earthIsFlat </text:p>
              <text:p text:style-name="P30"><text:s text:c="10"/>&lt;&lt; std::endl;</text:p>
            </table:table-cell>
          </table:table-row>
        </table:table-header-rows>
      </table:table>
      <text:p text:style-name="P4"/>
      <text:p text:style-name="P4"/>
      <text:p text:style-name="P4"><text:span text:style-name="T4">Exercise.</text:span> Declare a boolean variable <text:span text:style-name="T6">totallyBroke</text:span> and initialize it with the “and” of the all the three variables in the following code segment. Print the values of all the variables. </text:p>
      <table:table table:name="Table14" table:style-name="Table14">
        <table:table-column table:style-name="Table14.A"/>
        <table:table-header-rows>
          <table:table-row>
            <table:table-cell table:style-name="Table14.A1" office:value-type="string">
              <text:p text:style-name="P30">bool noSavings = true;</text:p>
              <text:p text:style-name="P30">bool noInheritance = true;</text:p>
              <text:p text:style-name="P30">bool noJob = true;</text:p>
              <text:p text:style-name="P30"/>
              <text:p text:style-name="P30"/>
            </table:table-cell>
          </table:table-row>
        </table:table-header-rows>
      </table:table>
      <text:p text:style-name="P4"/>
      <text:p text:style-name="P4"/>
      <text:p text:style-name="P4">Of course you can use an expression that evaluates to a boolean value:</text:p>
      <table:table table:name="Table15" table:style-name="Table15">
        <table:table-column table:style-name="Table15.A"/>
        <table:table-header-rows>
          <table:table-row>
            <table:table-cell table:style-name="Table15.A1" office:value-type="string">
              <text:p text:style-name="P30">int a = 42;</text:p>
              <text:p text:style-name="P30">int b = 24;</text:p>
              <text:p text:style-name="P30">bool x = (a == b);</text:p>
              <text:p text:style-name="P30">std::cout &lt;&lt; x &lt;&lt; std::endl;</text:p>
              <text:p text:style-name="P30">bool y = (b &lt; a &amp;&amp; b + 5 &lt; a);</text:p>
              <text:p text:style-name="P30">std::cout &lt;&lt; <text:span text:style-name="T32">y</text:span> &lt;&lt; std::endl;</text:p>
            </table:table-cell>
          </table:table-row>
        </table:table-header-rows>
      </table:table>
      <text:p text:style-name="P4"/>
      <text:p text:style-name="P4"/>
      <text:p text:style-name="P4"><text:span text:style-name="T4">Exercise.</text:span> Suppose you're given an integer variable <text:span text:style-name="T6">x</text:span>. Write down the a boolean expression that is true exactly when <text:span text:style-name="T6">x</text:span> is greater than 1 and less than 10. Test your code with <text:span text:style-name="T6">x</text:span> = 0, 1, 5, 10, 20.</text:p>
      <table:table table:name="Table17" table:style-name="Table17">
        <table:table-column table:style-name="Table17.A"/>
        <table:table-header-rows>
          <table:table-row>
            <table:table-cell table:style-name="Table17.A1" office:value-type="string">
              <text:p text:style-name="P30">int x;</text:p>
              <text:p text:style-name="P30">std::cin &gt;&gt; x;</text:p>
              <text:p text:style-name="P30">bool b = _______________________________;</text:p>
              <text:p text:style-name="P30">std::cout &lt;&lt; b &lt;&lt; std::endl;</text:p>
            </table:table-cell>
          </table:table-row>
        </table:table-header-rows>
      </table:table>
      <text:p text:style-name="P4"/>
      <text:p text:style-name="P4"/>
      <text:p text:style-name="P9">Exercise.<text:span text:style-name="T14"> Write a program that prompts the user for the following values:</text:span></text:p>
      <text:list xml:id="list1234852685" text:style-name="L2">
        <text:list-item>
          <text:p text:style-name="P38">amount in the user's savings account</text:p>
        </text:list-item>
        <text:list-item>
          <text:p text:style-name="P38">monthly rent</text:p>
        </text:list-item>
        <text:list-item>
          <text:p text:style-name="P38">daily expenses</text:p>
        </text:list-item>
        <text:list-item>
          <text:p text:style-name="P38">number of days in the current month</text:p>
        </text:list-item>
      </text:list>
      <text:p text:style-name="P4">(choose appropriate names and types). Next declare a boolean variable <text:span text:style-name="T6">callHomeForCash</text:span> and set it to true exactly when the amount in the user's savings account is less than the total expenses for the current month. Print all the values. </text:p>
      <text:p text:style-name="P4"/>
      <text:p text:style-name="P4"/>
      <text:p text:style-name="P4"><text:span text:style-name="T4">Exercise.</text:span> <text:span text:style-name="T36">V</text:span>erify that you can declare boolean <text:span text:style-name="T36">constants</text:span>.</text:p>
      <text:p text:style-name="P3">Boolean <text:span text:style-name="T36">i</text:span>nput (<text:span text:style-name="T36">c</text:span>onsole <text:span text:style-name="T36">w</text:span>indow)</text:p>
      <text:p text:style-name="P3"><text:soft-page-break/></text:p>
      <text:p text:style-name="P4">You can input boolean values from the keyboard in a console application. However you do <text:span text:style-name="T16">not</text:span> enter true or false. You enter 1 for true and 0 for false.<text:span text:style-name="T4"> </text:span>Try this:</text:p>
      <table:table table:name="Table11" table:style-name="Table11">
        <table:table-column table:style-name="Table11.A"/>
        <table:table-row>
          <table:table-cell table:style-name="Table11.A1" office:value-type="string">
            <text:p text:style-name="P32">bool b;</text:p>
            <text:p text:style-name="P32">std::cin &gt;&gt; b;</text:p>
            <text:p text:style-name="P32">std::cout &lt;&lt; b &lt;&lt; std::endl;</text:p>
          </table:table-cell>
        </table:table-row>
      </table:table>
      <text:p text:style-name="P4"/>
      <text:p text:style-name="P4"/>
      <text:p text:style-name="P4"><text:span text:style-name="T4">Exercise.</text:span> Run your above program again. This time enter integer 5. Next try integer 42. Hmmmm. What's happening?</text:p>
      <text:p text:style-name="P4"/>
      <text:p text:style-name="P4"/>
      <text:p text:style-name="P9">Exercise.<text:span text:style-name="T14"> You are commissioned to write a software for Bowing's new plane. </text:span><text:span text:style-name="T15">The software takes the following as input:</text:span></text:p>
      <text:list xml:id="list185218261585583" text:continue-numbering="true" text:style-name="L2">
        <text:list-item>
          <text:p text:style-name="P38">distance to nearest airport (mile)</text:p>
        </text:list-item>
        <text:list-item>
          <text:p text:style-name="P38">amount of fuel left (gallons)</text:p>
        </text:list-item>
        <text:list-item>
          <text:p text:style-name="P38">mileage (miles per gallon with only one pilot)</text:p>
        </text:list-item>
        <text:list-item>
          <text:p text:style-name="P38">number of passengers (excluding pilot)</text:p>
        </text:list-item>
        <text:list-item>
          <text:p text:style-name="P38">average weight of each passenger (in lbs, excluding pilot)</text:p>
        </text:list-item>
        <text:list-item>
          <text:p text:style-name="P38">thunderstorm i<text:span text:style-name="T33">n</text:span> flight path to nearest airpo<text:span text:style-name="T33">r</text:span>t</text:p>
        </text:list-item>
      </text:list>
      <text:p text:style-name="P4">(choose appropriate names and types). With passengers, the mileage decreases by <text:s/>1/100 of the total weight of the passengers (excluding the pilot). For instance if the mileage is 1000 miles/gallon, then with an extra passenger weight of 200lbs, the mileage becomes 1000/(200/100). Furthermore, if there is indeed a thunderstorm in the path towards the nearest airport, the mileage drops by a factor of 3. For instance if the mileage (after taking into account the extra passenger weight) is 300 miles per gallon, then with the presence of a thunderstorm in the path, the mileage becomes 300/3. Finally declare a boolean variable <text:span text:style-name="T6">canMakeIt</text:span> and set it to true exactly when the plane can arrive at the nearest airport. Write a program to prompts the user for all the above data and print <text:span text:style-name="T6">canMakeIt</text:span><text:span text:style-name="T9">.</text:span></text:p>
      <text:p text:style-name="P9"/>
      <text:p text:style-name="P9"/>
      <text:p text:style-name="P28">Some <text:span text:style-name="T37">s</text:span>implification <text:span text:style-name="T37">t</text:span>ricks</text:p>
      <text:p text:style-name="P3"/>
      <text:p text:style-name="P4">Here's a summary of some simplification rules for ! where x and y are numeric (either <text:span text:style-name="T6">int</text:span>s or <text:span text:style-name="T6">double</text:span>s or <text:span text:style-name="T6">float</text:span>s):</text:p>
      <text:p text:style-name="P4"/>
      <text:p text:style-name="P4"><text:tab/><text:span text:style-name="T6">!(x == y)</text:span><text:tab/>same as<text:tab/><text:span text:style-name="T6">x != y</text:span></text:p>
      <text:p text:style-name="P4"><text:span text:style-name="T6"><text:tab/>!(x != y)<text:tab/></text:span><text:span text:style-name="T9">same as</text:span><text:span text:style-name="T6"><text:tab/>x == y</text:span></text:p>
      <text:p text:style-name="P4"><text:span text:style-name="T6"><text:tab/>!(x &lt; y)<text:tab/></text:span><text:span text:style-name="T9">same as</text:span><text:span text:style-name="T6"><text:tab/>x &gt;= y</text:span></text:p>
      <text:p text:style-name="P4"><text:span text:style-name="T6"><text:tab/>!(x &lt;= y)<text:tab/></text:span><text:span text:style-name="T9">same as</text:span><text:span text:style-name="T6"><text:tab/>x &gt; y</text:span></text:p>
      <text:p text:style-name="P4"><text:span text:style-name="T6"><text:tab/>!(x &gt; y)<text:tab/></text:span><text:span text:style-name="T9">same as</text:span><text:span text:style-name="T6"><text:tab/>x &lt;= y</text:span></text:p>
      <text:p text:style-name="P4"><text:span text:style-name="T6"><text:tab/>!(x &gt;= y)<text:tab/></text:span><text:span text:style-name="T9">same as</text:span><text:span text:style-name="T6"><text:tab/>x &lt; y</text:span></text:p>
      <text:p text:style-name="P15"/>
      <text:p text:style-name="P15"/>
      <text:p text:style-name="P4"><text:span text:style-name="T4">Exercise.</text:span> Simplify</text:p>
      <text:p text:style-name="P4"/>
      <text:p text:style-name="P4"><text:tab/>!(a + b &gt; c + d + e)</text:p>
      <text:p text:style-name="P4"/>
      <text:p text:style-name="P4">Using a C++ program, check that your new expression has the same boolean value as the original expression above.</text:p>
      <text:p text:style-name="P4"/>
      <text:p text:style-name="P4"/>
      <text:p text:style-name="P15"/>
      <text:p text:style-name="P29">Decision <text:span text:style-name="T37">t</text:span>rees</text:p>
      <text:p text:style-name="P11"/>
      <text:p text:style-name="P4">You must have seen something like this before. Suppose you go to a restaurant and you were told that there are two entrees: barbecue chicken (BC) and grilled fish (GF) and there are <text:span text:style-name="T33">two</text:span> desserts: ice cream (IC) or carrot cake (CC). This is the decision tree of all possible meals:</text:p>
      <text:p text:style-name="P4"/>
      <text:p text:style-name="P4"><draw:rect text:anchor-type="paragraph" draw:z-index="17" draw:name="Shape1" draw:style-name="gr4" draw:text-style-name="P46" svg:width="0.9276in" svg:height="0.3024in" svg:x="1.7957in" svg:y="0.0437in"><text:p text:style-name="P44"><text:span text:style-name="T11">choos</text:span><text:span text:style-name="T11">e </text:span><text:span text:style-name="T11">entree</text:span></text:p></draw:rect><draw:rect text:anchor-type="paragraph" draw:z-index="18" draw:name="Shape2" draw:style-name="gr4" draw:text-style-name="P46" svg:width="0.9898in" svg:height="0.3024in" svg:x="0.5772in" svg:y="1.1098in"><text:p text:style-name="P44"><text:span text:style-name="T11">choos</text:span><text:span text:style-name="T11">e </text:span><text:span text:style-name="T11">desse</text:span><text:span text:style-name="T11">rt</text:span></text:p></draw:rect><draw:line text:anchor-type="paragraph" draw:z-index="19" draw:name="Shape3" draw:style-name="gr5" draw:text-style-name="P44" svg:x1="2.2335in" svg:y1="0.3457in" svg:x2="1.0354in" svg:y2="1.1094in"><text:p/></draw:line><draw:line text:anchor-type="paragraph" draw:z-index="20" draw:name="Shape4" draw:style-name="gr5" draw:text-style-name="P44" svg:x1="2.2335in" svg:y1="0.3457in" svg:x2="3.4209in" svg:y2="1.0992in"><text:p/></draw:line><draw:frame text:anchor-type="paragraph" draw:z-index="21" draw:name="Shape5" draw:style-name="gr6" draw:text-style-name="P45" svg:width="0.813in" svg:height="0.1606in" svg:x="0.7957in" svg:y="0.5957in"><draw:text-box><text:p><text:span text:style-name="T11">entree</text:span><text:span text:style-name="T11">=BC</text:span></text:p></draw:text-box></draw:frame><draw:frame text:anchor-type="paragraph" draw:z-index="22" draw:name="Shape6" draw:style-name="gr6" draw:text-style-name="P45" svg:width="0.813in" svg:height="0.1606in" svg:x="3.0354in" svg:y="0.5717in"><draw:text-box><text:p><text:span text:style-name="T11">entree</text:span><text:span text:style-name="T11">=GF</text:span></text:p></draw:text-box></draw:frame><draw:rect text:anchor-type="paragraph" draw:z-index="23" draw:name="Shape7" draw:style-name="gr4" draw:text-style-name="P46" svg:width="0.9898in" svg:height="0.3024in" svg:x="2.9209in" svg:y="1.0992in"><text:p text:style-name="P44"><text:span text:style-name="T11">choos</text:span><text:span text:style-name="T11">e </text:span><text:span text:style-name="T11">desse</text:span><text:span text:style-name="T11">rt</text:span></text:p></draw:rect><draw:line text:anchor-type="paragraph" draw:z-index="24" draw:name="Shape8" draw:style-name="gr5" draw:text-style-name="P44" svg:x1="1.0354in" svg:y1="1.4118in" svg:x2="0.4102in" svg:y2="2.1654in"><text:p/></draw:line><draw:rect text:anchor-type="paragraph" draw:z-index="26" draw:name="Shape9" draw:style-name="gr4" draw:text-style-name="P46" svg:width="0.563in" svg:height="0.3024in" svg:x="0.098in" svg:y="2.1654in"><text:p text:style-name="P44"><text:span text:style-name="T11">BC, </text:span><text:span text:style-name="T11">IC</text:span></text:p></draw:rect><draw:line text:anchor-type="paragraph" draw:z-index="29" draw:name="Shape10" draw:style-name="gr5" draw:text-style-name="P44" svg:x1="1.0354in" svg:y1="1.4252in" svg:x2="1.5665in" svg:y2="2.1654in"><text:p/></draw:line><draw:line text:anchor-type="paragraph" draw:z-index="30" draw:name="Shape11" draw:style-name="gr5" draw:text-style-name="P44" svg:x1="3.4417in" svg:y1="1.3909in" svg:x2="2.8165in" svg:y2="2.1445in"><text:p/></draw:line><draw:rect text:anchor-type="paragraph" draw:z-index="32" draw:name="Shape12" draw:style-name="gr4" draw:text-style-name="P46" svg:width="0.563in" svg:height="0.3024in" svg:x="2.5043in" svg:y="2.1445in"><text:p text:style-name="P44"><text:span text:style-name="T11">GF, </text:span><text:span text:style-name="T11">IC</text:span></text:p></draw:rect><draw:line text:anchor-type="paragraph" draw:z-index="34" draw:name="Shape13" draw:style-name="gr5" draw:text-style-name="P44" svg:x1="3.4417in" svg:y1="1.4043in" svg:x2="3.9728in" svg:y2="2.1445in"><text:p/></draw:line><text:tab/></text:p>
      <text:p text:style-name="P4"/>
      <text:p text:style-name="P4"/>
      <text:p text:style-name="P4"/>
      <text:p text:style-name="P4"/>
      <text:p text:style-name="P4"/>
      <text:p text:style-name="P4"/>
      <text:p text:style-name="P4"/>
      <text:p text:style-name="P4"/>
      <text:p text:style-name="P4"/>
      <text:p text:style-name="P4"><draw:frame text:anchor-type="paragraph" draw:z-index="25" draw:name="Shape14" draw:style-name="gr6" draw:text-style-name="P45" svg:width="0.813in" svg:height="0.1606in" svg:x="0.0146in" svg:y="0.0783in"><draw:text-box><text:p><text:span text:style-name="T11">desse</text:span><text:span text:style-name="T11">rt=IC</text:span></text:p></draw:text-box></draw:frame><draw:frame text:anchor-type="paragraph" draw:z-index="27" draw:name="Shape15" draw:style-name="gr6" draw:text-style-name="P45" svg:width="0.813in" svg:height="0.1606in" svg:x="1.3374in" svg:y="0.0437in"><draw:text-box><text:p><text:span text:style-name="T11">desse</text:span><text:span text:style-name="T11">rt=CC</text:span></text:p></draw:text-box></draw:frame><draw:frame text:anchor-type="paragraph" draw:z-index="31" draw:name="Shape16" draw:style-name="gr6" draw:text-style-name="P45" svg:width="0.813in" svg:height="0.1606in" svg:x="2.3791in" svg:y="0.0681in"><draw:text-box><text:p><text:span text:style-name="T11">desse</text:span><text:span text:style-name="T11">rt=IC</text:span></text:p></draw:text-box></draw:frame><draw:frame text:anchor-type="paragraph" draw:z-index="33" draw:name="Shape17" draw:style-name="gr6" draw:text-style-name="P45" svg:width="0.7815in" svg:height="0.1606in" svg:x="3.7437in" svg:y="0.0752in"><draw:text-box><text:p><text:span text:style-name="T11">desse</text:span><text:span text:style-name="T11">rt=CC</text:span></text:p></draw:text-box></draw:frame></text:p>
      <text:p text:style-name="P4"/>
      <text:p text:style-name="P4"/>
      <text:p text:style-name="P4"><draw:rect text:anchor-type="paragraph" draw:z-index="28" draw:name="Shape18" draw:style-name="gr4" draw:text-style-name="P46" svg:width="0.563in" svg:height="0.3024in" svg:x="1.3374in" svg:y="0.089in"><text:p text:style-name="P44"><text:span text:style-name="T11">BC, </text:span><text:span text:style-name="T11">CC</text:span></text:p></draw:rect><draw:rect text:anchor-type="paragraph" draw:z-index="35" draw:name="Shape19" draw:style-name="gr4" draw:text-style-name="P46" svg:width="0.563in" svg:height="0.3024in" svg:x="3.702in" svg:y="0.0681in"><text:p text:style-name="P44"><text:span text:style-name="T11">GF, </text:span><text:span text:style-name="T11">CC</text:span></text:p></draw:rect></text:p>
      <text:p text:style-name="P4"/>
      <text:p text:style-name="P4"/>
      <text:p text:style-name="P4"/>
      <text:p text:style-name="P4">This diagram lists the consequence of decisions. For instance if you choose BC for entree and IC for dessert, the consequence (see lower left of the above diagram) is that you have a meal of</text:p>
      <text:p text:style-name="P4"/>
      <text:p text:style-name="P4"><text:tab/>BC, IC</text:p>
      <text:p text:style-name="P4"/>
      <text:p text:style-name="P4">At each point, there are several options. Etc. This is sometimes called a decision tree. Decision trees might also contain information such as cost benefit, risk analysis, etc.</text:p>
      <text:p text:style-name="P4"/>
      <text:p text:style-name="P4">For me, I'll use this to show you what happens when you have a <text:s/>complex boolean expression. Here we go.</text:p>
      <text:p text:style-name="P4"/>
      <text:p text:style-name="P4">Suppose you're given integer variable<text:span text:style-name="T34">s</text:span> <text:span text:style-name="T6">x</text:span><text:span text:style-name="T9"> and </text:span><text:span text:style-name="T6">y</text:span>. Write down a boolean expression that is true exactly when the following is true:</text:p>
      <text:list xml:id="list3165706347" text:style-name="L3">
        <text:list-item>
          <text:p text:style-name="P43"><text:span text:style-name="T10">If </text:span><text:span text:style-name="T8">x</text:span><text:span text:style-name="T10"> is greater than 1, then y must be less than 10</text:span></text:p>
        </text:list-item>
        <text:list-item>
          <text:p text:style-name="P39">If x is <text:s/>less than or equal to 1, then y must be 42.</text:p>
        </text:list-item>
      </text:list>
      <text:p text:style-name="P4"/>
      <text:p text:style-name="P4">Here are all the possible cases:</text:p>
      <text:p text:style-name="P4"/>
      <text:p text:style-name="P4"><draw:g text:anchor-type="paragraph" draw:z-index="0" draw:name="Shape20" draw:style-name="gr1"><draw:line draw:style-name="gr2" draw:text-style-name="P44" svg:x1="2.1299in" svg:y1="0.0189in" svg:x2="1.0882in" svg:y2="0.4669in"><text:p/></draw:line><draw:line draw:style-name="gr2" draw:text-style-name="P44" svg:x1="2.1291in" svg:y1="0.0189in" svg:x2="3.2228in" svg:y2="0.4563in"><text:p/></draw:line><draw:frame draw:style-name="gr3" draw:text-style-name="P45" svg:width="0.3752in" svg:height="0.1606in" svg:x="1.2335in" svg:y="0.0752in"><draw:text-box><text:p><text:span text:style-name="T11">x &gt; 1</text:span></text:p></draw:text-box></draw:frame><draw:frame draw:style-name="gr3" draw:text-style-name="P45" svg:width="0.4795in" svg:height="0.1606in" svg:x="2.7437in" svg:y="0.0709in"><draw:text-box><text:p><text:span text:style-name="T11">x &lt;= </text:span><text:span text:style-name="T11">1</text:span></text:p></draw:text-box></draw:frame><draw:line draw:style-name="gr2" draw:text-style-name="P44" svg:x1="1.0874in" svg:y1="0.4673in" svg:x2="0.5354in" svg:y2="1.0508in"><text:p/></draw:line><draw:line draw:style-name="gr2" draw:text-style-name="P44" svg:x1="1.0882in" svg:y1="0.4673in" svg:x2="1.5465in" svg:y2="1.0437in"><text:p/></draw:line><draw:line draw:style-name="gr2" draw:text-style-name="P44" svg:x1="3.2228in" svg:y1="0.4563in" svg:x2="2.6709in" svg:y2="1.0398in"><text:p/></draw:line><draw:line draw:style-name="gr2" draw:text-style-name="P44" svg:x1="3.2236in" svg:y1="0.4646in" svg:x2="3.6819in" svg:y2="1.0409in"><text:p/></draw:line><draw:frame draw:style-name="gr3" draw:text-style-name="P45" svg:width="0.4969in" svg:height="0.1606in" svg:x="0.348in" svg:y="0.6591in"><draw:text-box><text:p><text:span text:style-name="T11">y &lt; </text:span><text:span text:style-name="T11">10</text:span></text:p></draw:text-box></draw:frame><draw:frame draw:style-name="gr3" draw:text-style-name="P45" svg:width="0.4969in" svg:height="0.1606in" svg:x="1.4209in" svg:y="0.6697in"><draw:text-box><text:p><text:span text:style-name="T11">y &gt;= </text:span><text:span text:style-name="T11">10</text:span></text:p></draw:text-box></draw:frame><draw:frame draw:style-name="gr3" draw:text-style-name="P45" svg:width="0.4969in" svg:height="0.1606in" svg:x="2.3898in" svg:y="0.6697in"><draw:text-box><text:p><text:span text:style-name="T11">y == </text:span><text:span text:style-name="T11">42</text:span></text:p></draw:text-box></draw:frame><draw:frame draw:style-name="gr3" draw:text-style-name="P45" svg:width="0.4969in" svg:height="0.1606in" svg:x="3.5669in" svg:y="0.6661in"><draw:text-box><text:p><text:span text:style-name="T11">y != </text:span><text:span text:style-name="T11">42</text:span></text:p></draw:text-box></draw:frame><draw:frame draw:style-name="gr3" draw:text-style-name="P45" svg:width="0.3752in" svg:height="0.1606in" svg:x="0.3689in" svg:y="1.1236in"><draw:text-box><text:p><text:span text:style-name="T11">true</text:span></text:p></draw:text-box></draw:frame><draw:frame draw:style-name="gr3" draw:text-style-name="P45" svg:width="0.3752in" svg:height="0.1606in" svg:x="1.4209in" svg:y="1.1134in"><draw:text-box><text:p><text:span text:style-name="T11">false</text:span></text:p></draw:text-box></draw:frame><draw:frame draw:style-name="gr3" draw:text-style-name="P45" svg:width="0.3752in" svg:height="0.1606in" svg:x="3.5669in" svg:y="1.0925in"><draw:text-box><text:p><text:span text:style-name="T11">false</text:span></text:p></draw:text-box></draw:frame><draw:frame draw:style-name="gr3" draw:text-style-name="P45" svg:width="0.3752in" svg:height="0.1606in" svg:x="2.5252in" svg:y="1.1098in"><draw:text-box><text:p><text:span text:style-name="T11">true</text:span></text:p></draw:text-box></draw:frame></draw:g></text:p>
      <text:p text:style-name="P4"/>
      <text:p text:style-name="P4"/>
      <text:p text:style-name="P4"/>
      <text:p text:style-name="P4"/>
      <text:p text:style-name="P4"/>
      <text:p text:style-name="P4"/>
      <text:p text:style-name="P4"/>
      <text:p text:style-name="P4"/>
      <text:p text:style-name="P4">The boolean expression we want is one that will take us from the top to the bottom with a value of true. There are of course two paths:</text:p>
      <text:p text:style-name="P4"><text:soft-page-break/></text:p>
      <text:p text:style-name="P4"><draw:line text:anchor-type="paragraph" draw:z-index="1" draw:name="Shape21" draw:style-name="gr7" draw:text-style-name="P44" svg:x1="2.1291in" svg:y1="0.1161in" svg:x2="1.0874in" svg:y2="0.5642in"><text:p/></draw:line><draw:line text:anchor-type="paragraph" draw:z-index="2" draw:name="Shape22" draw:style-name="gr7" draw:text-style-name="P44" svg:x1="2.1291in" svg:y1="0.1161in" svg:x2="3.2228in" svg:y2="0.5535in"><text:p/></draw:line><draw:frame text:anchor-type="paragraph" draw:z-index="3" draw:name="Shape23" draw:style-name="gr6" draw:text-style-name="P45" svg:width="0.3752in" svg:height="0.1606in" svg:x="1.2335in" svg:y="0.172in"><draw:text-box><text:p><text:span text:style-name="T11">x &gt; 1</text:span></text:p></draw:text-box></draw:frame><draw:frame text:anchor-type="paragraph" draw:z-index="4" draw:name="Shape24" draw:style-name="gr6" draw:text-style-name="P45" svg:width="0.4795in" svg:height="0.1606in" svg:x="2.7437in" svg:y="0.1681in"><draw:text-box><text:p><text:span text:style-name="T11">x &lt;= </text:span><text:span text:style-name="T11">1</text:span></text:p></draw:text-box></draw:frame><draw:line text:anchor-type="paragraph" draw:z-index="5" draw:name="Shape25" draw:style-name="gr7" draw:text-style-name="P44" svg:x1="1.0874in" svg:y1="0.5638in" svg:x2="0.5354in" svg:y2="1.1472in"><text:p/></draw:line><draw:line text:anchor-type="paragraph" draw:z-index="6" draw:name="Shape26" draw:style-name="gr5" draw:text-style-name="P44" svg:x1="1.0874in" svg:y1="0.5638in" svg:x2="1.5457in" svg:y2="1.1402in"><text:p/></draw:line><draw:line text:anchor-type="paragraph" draw:z-index="7" draw:name="Shape27" draw:style-name="gr7" draw:text-style-name="P44" svg:x1="3.2228in" svg:y1="0.5535in" svg:x2="2.6709in" svg:y2="1.137in"><text:p/></draw:line><draw:line text:anchor-type="paragraph" draw:z-index="8" draw:name="Shape28" draw:style-name="gr5" draw:text-style-name="P44" svg:x1="3.2228in" svg:y1="0.5602in" svg:x2="3.6811in" svg:y2="1.1366in"><text:p/></draw:line><draw:frame text:anchor-type="paragraph" draw:z-index="9" draw:name="Shape29" draw:style-name="gr6" draw:text-style-name="P45" svg:width="0.4969in" svg:height="0.1606in" svg:x="0.348in" svg:y="0.7563in"><draw:text-box><text:p><text:span text:style-name="T11">y &lt; </text:span><text:span text:style-name="T11">10</text:span></text:p></draw:text-box></draw:frame><draw:frame text:anchor-type="paragraph" draw:z-index="10" draw:name="Shape30" draw:style-name="gr6" draw:text-style-name="P45" svg:width="0.4969in" svg:height="0.1606in" svg:x="1.4209in" svg:y="0.7665in"><draw:text-box><text:p><text:span text:style-name="T11">y &gt;= </text:span><text:span text:style-name="T11">10</text:span></text:p></draw:text-box></draw:frame><draw:frame text:anchor-type="paragraph" draw:z-index="11" draw:name="Shape31" draw:style-name="gr6" draw:text-style-name="P45" svg:width="0.4969in" svg:height="0.1606in" svg:x="2.3898in" svg:y="0.7665in"><draw:text-box><text:p><text:span text:style-name="T11">y == </text:span><text:span text:style-name="T11">42</text:span></text:p></draw:text-box></draw:frame><draw:frame text:anchor-type="paragraph" draw:z-index="12" draw:name="Shape32" draw:style-name="gr6" draw:text-style-name="P45" svg:width="0.4969in" svg:height="0.1606in" svg:x="3.5665in" svg:y="0.7634in"><draw:text-box><text:p><text:span text:style-name="T11">y != </text:span><text:span text:style-name="T11">42</text:span></text:p></draw:text-box></draw:frame><draw:frame text:anchor-type="paragraph" draw:z-index="13" draw:name="Shape33" draw:style-name="gr6" draw:text-style-name="P45" svg:width="0.3752in" svg:height="0.1606in" svg:x="0.3689in" svg:y="1.2209in"><draw:text-box><text:p><text:span text:style-name="T11">true</text:span></text:p></draw:text-box></draw:frame><draw:frame text:anchor-type="paragraph" draw:z-index="14" draw:name="Shape34" draw:style-name="gr6" draw:text-style-name="P45" svg:width="0.3752in" svg:height="0.1606in" svg:x="1.4209in" svg:y="1.2102in"><draw:text-box><text:p><text:span text:style-name="T11">false</text:span></text:p></draw:text-box></draw:frame><draw:frame text:anchor-type="paragraph" draw:z-index="15" draw:name="Shape35" draw:style-name="gr6" draw:text-style-name="P45" svg:width="0.3752in" svg:height="0.1606in" svg:x="3.5665in" svg:y="1.1898in"><draw:text-box><text:p><text:span text:style-name="T11">false</text:span></text:p></draw:text-box></draw:frame><draw:frame text:anchor-type="paragraph" draw:z-index="16" draw:name="Shape36" draw:style-name="gr6" draw:text-style-name="P45" svg:width="0.3752in" svg:height="0.1606in" svg:x="2.5252in" svg:y="1.2071in"><draw:text-box><text:p><text:span text:style-name="T11">true</text:span></text:p></draw:text-box></draw:frame></text:p>
      <text:p text:style-name="P4"/>
      <text:p text:style-name="P4"/>
      <text:p text:style-name="P4"/>
      <text:p text:style-name="P4"/>
      <text:p text:style-name="P4"/>
      <text:p text:style-name="P4"/>
      <text:p text:style-name="P4"/>
      <text:p text:style-name="P4"/>
      <text:p text:style-name="P4">i.e., either the take the path where x &gt; 1 and y &lt; 10 or you take the path where x &lt;= 1 and y == 42.</text:p>
      <text:p text:style-name="P4"/>
      <text:p text:style-name="P4">The boolean expression that guarantees a true value is then</text:p>
      <text:p text:style-name="P4"/>
      <text:p text:style-name="P17">(x &gt; 1 &amp;&amp; y &lt; 10) || (x &lt;= 1 &amp;&amp; y == 42)</text:p>
      <text:p text:style-name="P17"/>
      <text:p text:style-name="P6">Ignore the boolean expression for now and look at the original requirement:</text:p>
      <text:p text:style-name="P6"/>
      <text:p text:style-name="P12"><text:span text:style-name="T19"><text:s/>“Wri</text:span><text:span text:style-name="T10">te down the a boolean expression that is true exactly when the following is true:</text:span></text:p>
      <text:list xml:id="list185217712110503" text:continue-numbering="true" text:style-name="L3">
        <text:list-item>
          <text:p text:style-name="P43"><text:span text:style-name="T10">If </text:span><text:span text:style-name="T8">x</text:span><text:span text:style-name="T10"> is greater than 1, then y must be less than 10</text:span></text:p>
        </text:list-item>
        <text:list-item>
          <text:p text:style-name="P39">If x is <text:s/>less than or equal to 1, then y must be 42.”</text:p>
        </text:list-item>
      </text:list>
      <text:p text:style-name="P6"/>
      <text:p text:style-name="P6">What will you get if x = 0 and y = 0? Since x = 0, you should look at the second case:</text:p>
      <text:p text:style-name="P6"/>
      <text:p text:style-name="P12"><text:span text:style-name="T19"><text:s/>“Wri</text:span><text:span text:style-name="T10">te down the a boolean expression that is true exactly when the following is true:</text:span></text:p>
      <text:list xml:id="list185218418637687" text:continue-numbering="true" text:style-name="L3">
        <text:list-item>
          <text:p text:style-name="P43"><text:span text:style-name="T10">If </text:span><text:span text:style-name="T8">x</text:span><text:span text:style-name="T10"> is greater than 1, then y must be less than 10</text:span></text:p>
        </text:list-item>
        <text:list-item>
          <text:p text:style-name="P43"><text:span text:style-name="T12">If x is <text:s/>less than or equal to 1, then y must be 42.</text:span><text:span text:style-name="T10">”</text:span></text:p>
        </text:list-item>
      </text:list>
      <text:p text:style-name="P6"/>
      <text:p text:style-name="P6">In this case, your boolean expression must be true exactly when y is 42. But our y is 0. So we must have a false value. Now let's check our boolean expression and see if we do get a false value. Substituting x = 0 and y = 0 into:</text:p>
      <text:p text:style-name="P6"/>
      <text:p text:style-name="P17">(x &gt; 1 &amp;&amp; y &lt; 10) || (x &lt;= 1 &amp;&amp; y == 42)</text:p>
      <text:p text:style-name="P17"/>
      <text:p text:style-name="P6">we get</text:p>
      <text:p text:style-name="P17">(0 &gt; 1 &amp;&amp; 0 &lt; 10) || (0 &lt;= 1 &amp;&amp; 0 == 42)</text:p>
      <text:p text:style-name="P12"><text:span text:style-name="T8"><text:line-break/></text:span><text:span text:style-name="T19">Now let's compute the boolean value of this expression:</text:span></text:p>
      <text:p text:style-name="P6"/>
      <text:p text:style-name="P16"><text:s text:c="6"/>(0 &gt; 1 &amp;&amp; 0 &lt; 10) || (0 &lt;= 1 &amp;&amp; 0 == 42)</text:p>
      <text:p text:style-name="P16"><text:s text:c="4"/>= (false &amp;&amp; <text:s/>true ) || ( true <text:s/>&amp;&amp; <text:s/>false )</text:p>
      <text:p text:style-name="P16"><text:s text:c="4"/>= ( <text:s text:c="4"/>false <text:s text:c="4"/>) || ( <text:s text:c="5"/>false <text:s text:c="5"/>)</text:p>
      <text:p text:style-name="P16"><text:s text:c="4"/>= false</text:p>
      <text:p text:style-name="P16"/>
      <text:p text:style-name="P6">Voila! Our boolean expression is correct in this case.</text:p>
      <text:p text:style-name="P6"><text:span text:style-name="T4">Exercise.</text:span> <text:s/>Let's check one more case.</text:p>
      <text:p text:style-name="P6">(a) From the requirements, what is the expected boolean value when x = 10 and y = 10?</text:p>
      <text:p text:style-name="P6">(b) What is the boolean value of our boolean expression <text:s text:c="3"/></text:p>
      <text:p text:style-name="P6"><text:soft-page-break/></text:p>
      <text:p text:style-name="P17">(x &gt; 1 &amp;&amp; y &lt; 10) || (x &lt;= 1 &amp;&amp; y == 42)</text:p>
      <text:p text:style-name="P17"/>
      <text:p text:style-name="P6">when x=10 and y=10? </text:p>
      <text:p text:style-name="P6">(c) Does (a) match (b)?</text:p>
      <text:p text:style-name="P6"/>
      <text:p text:style-name="P6"/>
      <text:p text:style-name="P6"><text:span text:style-name="T4">Exercise.</text:span> One more check ...</text:p>
      <text:p text:style-name="P6">(a) From the requirements, what is the expected boolean value when x = 1 and y = -5?</text:p>
      <text:p text:style-name="P6">(b) What is the boolean value of our boolean expression <text:s text:c="3"/></text:p>
      <text:p text:style-name="P6"/>
      <text:p text:style-name="P17">(x &gt; 1 &amp;&amp; y &lt; 10) || (x &lt;= 1 &amp;&amp; y == 42)</text:p>
      <text:p text:style-name="P17"/>
      <text:p text:style-name="P6">when x = 1 and y = -5? </text:p>
      <text:p text:style-name="P6">(c) Does (a) match (b)?</text:p>
      <text:p text:style-name="P6"/>
      <text:p text:style-name="P6"/>
      <text:p text:style-name="P6"><text:span text:style-name="T4">Exercise.</text:span> To speed up the verification process you can write a code to evaluate the boolean expression:</text:p>
      <table:table table:name="Table18" table:style-name="Table18">
        <table:table-column table:style-name="Table18.A"/>
        <table:table-row>
          <table:table-cell table:style-name="Table18.A1" office:value-type="string">
            <text:p text:style-name="P33">int x, y;</text:p>
            <text:p text:style-name="P33">std::cin &gt;&gt; x &gt;&gt; y;</text:p>
            <text:p text:style-name="P33">bool b = <text:span text:style-name="T14">(x &gt; 1 &amp;&amp; y &lt; 10) || (x &lt;= 1 &amp;&amp; y == 42);</text:span></text:p>
            <text:p text:style-name="P31">std::cout &lt;&lt; b &lt;&lt; std::endl;</text:p>
          </table:table-cell>
        </table:table-row>
      </table:table>
      <text:p text:style-name="P6"/>
      <text:p text:style-name="P6"/>
      <text:p text:style-name="P6">When you're testing your boolean expression, you SHOULD test all possible branches of the decision tree:</text:p>
      <text:p text:style-name="P6"/>
      <text:p text:style-name="P6"><draw:g text:anchor-type="paragraph" draw:z-index="36" draw:name="Shape37" draw:style-name="gr1"><draw:line draw:style-name="gr2" draw:text-style-name="P44" svg:x1="2.1299in" svg:y1="0.1161in" svg:x2="1.0882in" svg:y2="0.5642in"><text:p/></draw:line><draw:line draw:style-name="gr2" draw:text-style-name="P44" svg:x1="2.1291in" svg:y1="0.1161in" svg:x2="3.2228in" svg:y2="0.5535in"><text:p/></draw:line><draw:frame draw:style-name="gr3" draw:text-style-name="P45" svg:width="0.3752in" svg:height="0.1606in" svg:x="1.2335in" svg:y="0.1724in"><draw:text-box><text:p><text:span text:style-name="T11">x &gt; 1</text:span></text:p></draw:text-box></draw:frame><draw:frame draw:style-name="gr3" draw:text-style-name="P45" svg:width="0.4795in" svg:height="0.1606in" svg:x="2.7437in" svg:y="0.1681in"><draw:text-box><text:p><text:span text:style-name="T11">x &lt;= </text:span><text:span text:style-name="T11">1</text:span></text:p></draw:text-box></draw:frame><draw:line draw:style-name="gr2" draw:text-style-name="P44" svg:x1="1.0874in" svg:y1="0.5646in" svg:x2="0.5354in" svg:y2="1.148in"><text:p/></draw:line><draw:line draw:style-name="gr2" draw:text-style-name="P44" svg:x1="1.0882in" svg:y1="0.5646in" svg:x2="1.5465in" svg:y2="1.1409in"><text:p/></draw:line><draw:line draw:style-name="gr2" draw:text-style-name="P44" svg:x1="3.2228in" svg:y1="0.5535in" svg:x2="2.6709in" svg:y2="1.137in"><text:p/></draw:line><draw:line draw:style-name="gr2" draw:text-style-name="P44" svg:x1="3.2236in" svg:y1="0.5618in" svg:x2="3.6819in" svg:y2="1.1382in"><text:p/></draw:line><draw:frame draw:style-name="gr3" draw:text-style-name="P45" svg:width="0.4969in" svg:height="0.1606in" svg:x="0.348in" svg:y="0.7563in"><draw:text-box><text:p><text:span text:style-name="T11">y &lt; </text:span><text:span text:style-name="T11">10</text:span></text:p></draw:text-box></draw:frame><draw:frame draw:style-name="gr3" draw:text-style-name="P45" svg:width="0.4969in" svg:height="0.1606in" svg:x="1.4209in" svg:y="0.7669in"><draw:text-box><text:p><text:span text:style-name="T11">y &gt;= </text:span><text:span text:style-name="T11">10</text:span></text:p></draw:text-box></draw:frame><draw:frame draw:style-name="gr3" draw:text-style-name="P45" svg:width="0.4969in" svg:height="0.1606in" svg:x="2.3898in" svg:y="0.7669in"><draw:text-box><text:p><text:span text:style-name="T11">y == </text:span><text:span text:style-name="T11">42</text:span></text:p></draw:text-box></draw:frame><draw:frame draw:style-name="gr3" draw:text-style-name="P45" svg:width="0.4969in" svg:height="0.1606in" svg:x="3.5669in" svg:y="0.7634in"><draw:text-box><text:p><text:span text:style-name="T11">y != </text:span><text:span text:style-name="T11">42</text:span></text:p></draw:text-box></draw:frame><draw:frame draw:style-name="gr3" draw:text-style-name="P45" svg:width="0.3752in" svg:height="0.1606in" svg:x="0.3689in" svg:y="1.2209in"><draw:text-box><text:p><text:span text:style-name="T11">true</text:span></text:p></draw:text-box></draw:frame><draw:frame draw:style-name="gr3" draw:text-style-name="P45" svg:width="0.3752in" svg:height="0.1606in" svg:x="1.4209in" svg:y="1.2106in"><draw:text-box><text:p><text:span text:style-name="T11">false</text:span></text:p></draw:text-box></draw:frame><draw:frame draw:style-name="gr3" draw:text-style-name="P45" svg:width="0.3752in" svg:height="0.1606in" svg:x="3.5669in" svg:y="1.1898in"><draw:text-box><text:p><text:span text:style-name="T11">false</text:span></text:p></draw:text-box></draw:frame><draw:frame draw:style-name="gr3" draw:text-style-name="P45" svg:width="0.3752in" svg:height="0.1606in" svg:x="2.5252in" svg:y="1.2071in"><draw:text-box><text:p><text:span text:style-name="T11">true</text:span></text:p></draw:text-box></draw:frame></draw:g></text:p>
      <text:p text:style-name="P10"/>
      <text:p text:style-name="P10"/>
      <text:p text:style-name="P10"/>
      <text:p text:style-name="P10"/>
      <text:p text:style-name="P10"/>
      <text:p text:style-name="P10"/>
      <text:p text:style-name="P10"/>
      <text:p text:style-name="P10"/>
      <text:p text:style-name="P10"/>
      <text:p text:style-name="P6">In other words your test cases must run through all the four possible paths from the top to the bottom. For instance here are 4 cases:</text:p>
      <text:list xml:id="list272407077" text:style-name="L4">
        <text:list-item>
          <text:p text:style-name="P40">x = 2, y = 0</text:p>
        </text:list-item>
        <text:list-item>
          <text:p text:style-name="P40">x = 10, y = 10</text:p>
        </text:list-item>
        <text:list-item>
          <text:p text:style-name="P40">x = 0, y = 42</text:p>
        </text:list-item>
        <text:list-item>
          <text:p text:style-name="P40">x = -1, y = 10</text:p>
        </text:list-item>
      </text:list>
      <text:p text:style-name="P10"/>
      <text:p text:style-name="P6">In fact, in testing boolean expressions (or testing software in general), you should also test near boundary cases. For instance, in the above, when x &gt; 1, the value y = 10 is the boundary case. So it is advisable for x = 10, one should test the cases y = 9, y = 10, y = 11. For the case when x &lt;= 1, the boundary case is at y = 42. So it makes sense to test y = 41, 42, 43. In fact at the higher level, x has a boundary case of x = 1. So it's also advisable to test x = -1, x = 0, x = 1.</text:p>
      <text:p text:style-name="P10"/>
      <text:p text:style-name="P10"/>
      <text:p text:style-name="P6"><text:soft-page-break/><text:span text:style-name="T4">Exercise.</text:span> Suppose you're given integer variables x and y. <text:s/>Write a boolean expression that is true exactly when the following <text:span text:style-name="T38">is </text:span>true:</text:p>
      <text:list xml:id="list663578941" text:style-name="L5">
        <text:list-item>
          <text:p text:style-name="P41">If x is even, then y is less than 10</text:p>
        </text:list-item>
        <text:list-item>
          <text:p text:style-name="P41">If x is odd, then y is greater than 20</text:p>
        </text:list-item>
      </text:list>
      <text:p text:style-name="P6">Test your boolean expression thoroughly.<text:line-break/></text:p>
      <text:p text:style-name="P6"/>
      <text:p text:style-name="P24"><text:span text:style-name="T12">Exercise.</text:span><text:span text:style-name="T10"> Suppose you're writing a computer game and you have the following variables.</text:span></text:p>
      <text:p text:style-name="P6"/>
      <text:p text:style-name="P6">fuel_level<text:tab/><text:tab/>int<text:tab/>The amount of fuel left. Range from 0 to </text:p>
      <text:p text:style-name="P6"><text:tab/><text:tab/><text:tab/><text:tab/>1000.</text:p>
      <text:p text:style-name="P6">shield_energy<text:tab/><text:tab/>int<text:tab/>Range from 0 to 3.</text:p>
      <text:p text:style-name="P6">laser_pod_energy<text:tab/>double<text:tab/>Ranges from 0.0 to 1.0. The player can </text:p>
      <text:p text:style-name="P6"><text:tab/><text:tab/><text:tab/><text:tab/>fire the laser only when this is 1.0, i.e., </text:p>
      <text:p text:style-name="P6"><text:tab/><text:tab/><text:tab/><text:tab/>when the laser pod is fully charged.</text:p>
      <text:p text:style-name="P6">num_laser_collides<text:tab/>int<text:tab/>Number of enemy laser that collides with</text:p>
      <text:p text:style-name="P6"><text:tab/><text:tab/><text:tab/><text:tab/>your ship.</text:p>
      <text:p text:style-name="P6">num_aster<text:span text:style-name="T41">oi</text:span>d_collides<text:tab/>int<text:tab/>Number of aster<text:span text:style-name="T39">oi</text:span>ds that collides with </text:p>
      <text:p text:style-name="P6"><text:tab/><text:tab/><text:tab/><text:tab/>your ship.</text:p>
      <text:p text:style-name="P6"/>
      <text:p text:style-name="P6">(You of course do not need to know how values are assigned to these variables. Just assume that they have the right values.) Write a boolean expression that tell<text:span text:style-name="T34">s</text:span> us if the game should continue. The game should continue exactly when the following is true: </text:p>
      <text:p text:style-name="P6"/>
      <text:p text:style-name="P6">Your fuel level is greater than 0 and furthermore one of the following is true. </text:p>
      <text:list xml:id="list2169302500" text:style-name="L6">
        <text:list-item>
          <text:p text:style-name="P42">If your shield energy is 0: the number of lasers and aster<text:span text:style-name="T40">o</text:span>ids that collides with you is 0.</text:p>
        </text:list-item>
        <text:list-item>
          <text:p text:style-name="P42">If your shield energy is 1: the number of lasers is at most 1 and no astero<text:span text:style-name="T40">i</text:span>d has collided with you</text:p>
        </text:list-item>
        <text:list-item>
          <text:p text:style-name="P42">If your shield energy is 2: the number of lasers is at most 5 and the number of astero<text:span text:style-name="T40">i</text:span>d that is in collision with you is at most 2.</text:p>
        </text:list-item>
        <text:list-item>
          <text:p text:style-name="P42">Your shield energy is 3.</text:p>
        </text:list-item>
      </text:list>
      <text:p text:style-name="P6"/>
      <text:p text:style-name="P28">De Morgan's <text:span text:style-name="T37">l</text:span>aw<text:span text:style-name="T37">s</text:span></text:p>
      <text:p text:style-name="P4"/>
      <text:p text:style-name="P4">Look at this statement. John said to Mary:</text:p>
      <text:p text:style-name="P4"/>
      <text:p text:style-name="P5">“I'm not stupid and I'm not ugly!!!”</text:p>
      <text:p text:style-name="P5"/>
      <text:p text:style-name="P6">What about this. John said</text:p>
      <text:p text:style-name="P6"/>
      <text:p text:style-name="P5">“It's not true that I'm either stupid or ugly!!!”</text:p>
      <text:p text:style-name="P4"/>
      <text:p text:style-name="P4">Note that they both mean the same thing. In other words if b and c are boolean values, then</text:p>
      <text:p text:style-name="P4"/>
      <text:p text:style-name="P17">(!b) &amp;&amp; (!c)</text:p>
      <text:p text:style-name="P4">is the same as</text:p>
      <text:p text:style-name="P17">!(b || c)</text:p>
      <text:p text:style-name="P4"/>
      <text:p text:style-name="P4"/>
      <text:p text:style-name="P4"><text:span text:style-name="T4">Exercise.</text:span> Complete this program to verify the above formula by initializing <text:span text:style-name="T6">b</text:span> and <text:span text:style-name="T6">c</text:span> with all possible choices of boolean values.</text:p>
      <table:table table:name="Table16" table:style-name="Table16">
        <table:table-column table:style-name="Table16.A"/>
        <table:table-row>
          <table:table-cell table:style-name="Table16.A1" office:value-type="string">
            <text:p text:style-name="P32">bool b = true, c = true;</text:p>
            <text:p text:style-name="P32">std::cout &lt;&lt; (!b &amp;&amp; !c) &lt;&lt; ' ' &lt;&lt; !(b || c) &lt;&lt; '\n';</text:p>
          </table:table-cell>
        </table:table-row>
      </table:table>
      <text:p text:style-name="P4"/>
      <text:p text:style-name="P4">There is a similar formula:</text:p>
      <text:p text:style-name="P4"/>
      <text:p text:style-name="P17">(!b) || (!c)</text:p>
      <text:p text:style-name="P4">is the same as</text:p>
      <text:p text:style-name="P17">!(b &amp;&amp; c)</text:p>
      <text:p text:style-name="P4"/>
      <text:p text:style-name="P4"/>
      <text:p text:style-name="P4">The two facts:</text:p>
      <text:p text:style-name="P4"/>
      <text:p text:style-name="P4"><text:span text:style-name="T6"><text:tab/>(!b) &amp;&amp; (!c)<text:tab/></text:span>is the same as<text:tab/><text:tab/><text:span text:style-name="T6">!(b || c)</text:span></text:p>
      <text:p text:style-name="P4"><text:span text:style-name="T6"><text:tab/>(!b) || (!c)<text:tab/></text:span>is the same as<text:tab/><text:tab/><text:span text:style-name="T6">!(b &amp;&amp; c)</text:span></text:p>
      <text:p text:style-name="P4"/>
      <text:p text:style-name="P4">are called <text:span text:style-name="T2">de Morgan's </text:span><text:span text:style-name="T3">l</text:span><text:span text:style-name="T2">aws</text:span>.</text:p>
      <text:p text:style-name="P4"/>
      <text:p text:style-name="P4"/>
      <text:p text:style-name="P4">Why are these formula helpful? Here's one use of de Morgan's Laws to simplify a boolean expression:</text:p>
      <text:p text:style-name="P4"/>
      <text:p text:style-name="P4"><text:tab/>!(x &lt; 0 || x &gt; 5) = !(x &lt; 0) &amp;&amp; !(x &gt; 5)</text:p>
      <text:p text:style-name="P4"/>
      <text:p text:style-name="P4">Now note that !(x &lt; 0) is the same as x &gt;= 0. Right? Also, !(x &gt; 5) is the same as x &lt;= 5. So</text:p>
      <text:p text:style-name="P4"/>
      <text:p text:style-name="P4"><text:tab/>!(x &lt; 0 || x &gt; 5) <text:tab/>= !(x &lt; 0) &amp;&amp; !(x &gt; 5)</text:p>
      <text:p text:style-name="P4"><text:tab/><text:tab/><text:tab/>= (x &gt;= 0) &amp;&amp; (x &lt;= 5)</text:p>
      <text:p text:style-name="P4"/>
      <text:p text:style-name="P4">Note that the final boolean expression does not have the ! operator. Altogether</text:p>
      <text:p text:style-name="P4"/>
      <text:p text:style-name="P4"><text:tab/>!(x &lt; 0 || x &gt; 5)<text:tab/><text:tab/><text:tab/>uses 4 operators</text:p>
      <text:p text:style-name="P4"><text:tab/>(x &gt;= 0) &amp;&amp; (x &lt;= 5)<text:tab/><text:tab/>uses 3 operators</text:p>
      <text:p text:style-name="P4"><text:soft-page-break/></text:p>
      <text:p text:style-name="P4">Get it?</text:p>
      <text:p text:style-name="P4"/>
      <text:p text:style-name="P4"/>
      <text:p text:style-name="P4"><text:span text:style-name="T4">Exercise.</text:span> Using de Morgan's law, simplify this expression:</text:p>
      <text:p text:style-name="P4"/>
      <text:p text:style-name="P15"><text:s text:c="2"/>!(x &lt; y + z &amp;&amp; <text:s/>y – z == x)</text:p>
      <text:p text:style-name="P4"/>
      <text:p text:style-name="P4">Write a simple C++ program to verify your simplification.</text:p>
      <text:p text:style-name="P4"/>
      <text:p text:style-name="P4"/>
      <text:p text:style-name="P4"><text:span text:style-name="T4">Exercise.</text:span> Using de Morgan's law, simplify this expression:</text:p>
      <text:p text:style-name="P4"/>
      <text:p text:style-name="P15"><text:s text:c="2"/>!(x &lt; y + z || y != x + y &amp;&amp; <text:s/>y – z == x)</text:p>
      <text:p text:style-name="P4"/>
      <text:p text:style-name="P4">Write a simple C++ program to verify your simplification.</text:p>
      <text:p text:style-name="P15"/>
      <text:p text:style-name="P15"/>
      <text:p text:style-name="P4"><text:span text:style-name="T4">Exercise.</text:span> Using de Morgan's law, simplify this expression:</text:p>
      <text:p text:style-name="P4"/>
      <text:p text:style-name="P15"><text:s text:c="2"/>!((x &lt; y + z || y != x + y) &amp;&amp; <text:s/>y – z == x)</text:p>
      <text:p text:style-name="P4"/>
      <text:p text:style-name="P4">Write a simple C++ program to verify your simplification.</text:p>
      <text:p text:style-name="P15"/>
      <text:p text:style-name="P15"/>
      <text:p text:style-name="P4"><text:span text:style-name="T4">Exercise.</text:span> Simplify this expression:</text:p>
      <text:p text:style-name="P4"/>
      <text:p text:style-name="P15"><text:s text:c="2"/>!((x &lt; y * z || y % 3 &lt; 1) &amp;&amp; <text:s/>y &gt;= x + 1)</text:p>
      <text:p text:style-name="P4"/>
      <text:p text:style-name="P4">(All variables are integer variables with positive values.) Write a simple C++ program to verify your simplification.</text:p>
      <text:p text:style-name="P15"/>
      <text:p text:style-name="P15"/>
      <text:p text:style-name="P28">An <text:span text:style-name="T37">e</text:span>asy <text:span text:style-name="T37">s</text:span>implification</text:p>
      <text:p text:style-name="P4"/>
      <text:p text:style-name="P4">Here's something you should know: If <text:span text:style-name="T6">x</text:span> is a boolean variable. Then </text:p>
      <text:p text:style-name="P4"/>
      <text:p text:style-name="P4"><text:tab/><text:span text:style-name="T6">x</text:span></text:p>
      <text:p text:style-name="P4">and </text:p>
      <text:p text:style-name="P4"><text:tab/><text:span text:style-name="T6">x == true</text:span></text:p>
      <text:p text:style-name="P4"/>
      <text:p text:style-name="P4">have the same boolean value. That's not too surprising since the following pairs of statements are the same:</text:p>
      <text:p text:style-name="P4"/>
      <text:p text:style-name="P4"><text:tab/>“I'm broke.”<text:tab/><text:tab/>“It is true that I'm broke.”</text:p>
      <text:p text:style-name="P4"><text:tab/>“I'm ten feet tall.”<text:tab/>“It is true that I'm ten feet tall.”</text:p>
      <text:p text:style-name="P4"><text:tab/>“I have a pet tiger.”<text:tab/>“It is true that I have a pet tiger.”</text:p>
      <text:p text:style-name="P4"/>
      <text:p text:style-name="P4">Right?</text:p>
      <text:p text:style-name="P4"/>
      <text:p text:style-name="P4">Let me try to prove that. There are only two possible values for <text:span text:style-name="T6">x</text:span>: it's either <text:span text:style-name="T6">true</text:span> of <text:span text:style-name="T6">false</text:span>.</text:p>
      <text:p text:style-name="P4"/>
      <text:p text:style-name="P4">CASE: <text:span text:style-name="T6">x</text:span> is <text:span text:style-name="T6">true</text:span>. In that case</text:p>
      <text:p text:style-name="P4"/>
      <text:p text:style-name="P15"><text:tab/>x == true</text:p>
      <text:p text:style-name="P15"><text:tab/>= true == true</text:p>
      <text:p text:style-name="P15"><text:tab/>= true</text:p>
      <text:p text:style-name="P15"/>
      <text:p text:style-name="P4">which is the value of <text:span text:style-name="T6">x</text:span>.</text:p>
      <text:p text:style-name="P4"/>
      <text:p text:style-name="P4">CASE: <text:span text:style-name="T6">x</text:span> is <text:span text:style-name="T6">false</text:span>. In that case</text:p>
      <text:p text:style-name="P4"/>
      <text:p text:style-name="P15"><text:tab/>x == true</text:p>
      <text:p text:style-name="P15"><text:tab/>= false == true</text:p>
      <text:p text:style-name="P15"><text:tab/>= false</text:p>
      <text:p text:style-name="P15"/>
      <text:p text:style-name="P4">which is, again, the value of <text:span text:style-name="T6">x</text:span>.</text:p>
      <text:p text:style-name="P4"/>
      <text:p text:style-name="P4">So in all cases, </text:p>
      <text:p text:style-name="P4"/>
      <text:p text:style-name="P15"><text:tab/>x</text:p>
      <text:p text:style-name="P4">and </text:p>
      <text:p text:style-name="P4"><text:tab/><text:span text:style-name="T6">x == true</text:span></text:p>
      <text:p text:style-name="P4"/>
      <text:p text:style-name="P4">have the same boolean value. </text:p>
      <text:p text:style-name="P4"/>
      <text:p text:style-name="P4">Similarly</text:p>
      <text:p text:style-name="P4"/>
      <text:p text:style-name="P4"><text:tab/><text:span text:style-name="T6">!x</text:span></text:p>
      <text:p text:style-name="P4">and</text:p>
      <text:p text:style-name="P4"><text:tab/><text:span text:style-name="T6">x == false</text:span></text:p>
      <text:p text:style-name="P4"/>
      <text:p text:style-name="P4">have the same boolean value.</text:p>
      <text:p text:style-name="P4"/>
      <text:p text:style-name="P4"/>
      <text:p text:style-name="P4"><text:span text:style-name="T4">Exercise.</text:span> Here's a boolean expression for “It is true that the earth is flat, <text:soft-page-break/>it is true that the speed of light is <text:span text:style-name="T44">greater than</text:span> 18<text:span text:style-name="T44">0</text:span>000 miles/second, it is true that I have a pet tiger, and it is false that I cannot tie sh<text:span text:style-name="T44">o</text:span>elaces.”:</text:p>
      <text:p text:style-name="P4"/>
      <text:p text:style-name="P15"><text:tab/>(earth_is_flat == true)</text:p>
      <text:p text:style-name="P15"><text:tab/>&amp;&amp; ((LIGHT_SPEED <text:span text:style-name="T44">&gt;</text:span> 18<text:span text:style-name="T44">0</text:span>000) == true)</text:p>
      <text:p text:style-name="P15"><text:tab/>&amp;&amp; (have_pet_tiger == true)</text:p>
      <text:p text:style-name="P15"><text:tab/>&amp;&amp; (cannot_tie_shoelaces == false)</text:p>
      <text:p text:style-name="P4"/>
      <text:p text:style-name="P4">Simplify it (so that == does not appear in your simplified expression.) Test it with a C++ program.</text:p>
      <text:p text:style-name="P4"/>
      <text:p text:style-name="P28">Summary</text:p>
      <text:p text:style-name="P3"/>
      <text:p text:style-name="P4">The boolean type has two values: <text:span text:style-name="T6">true</text:span> and <text:span text:style-name="T6">false</text:span>. The C++ name of the boolean type is <text:span text:style-name="T6">bool</text:span>.</text:p>
      <text:p text:style-name="P4"/>
      <text:p text:style-name="P4">C++ supports the following operators for boolean values:</text:p>
      <text:p text:style-name="P4"/>
      <text:p text:style-name="P4"><text:tab/><text:span text:style-name="T6">&amp;&amp;<text:tab/></text:span>(logical) and</text:p>
      <text:p text:style-name="P4"><text:tab/><text:span text:style-name="T6">||<text:tab/></text:span>(logical) or</text:p>
      <text:p text:style-name="P15"><text:tab/>!<text:tab/><text:span text:style-name="T9">(logical) not</text:span></text:p>
      <text:p text:style-name="P4"/>
      <text:p text:style-name="P4">They are defined by the following truth tables:</text:p>
      <text:p text:style-name="P4"/>
      <text:p text:style-name="P4"><text:tab/>true &amp;&amp; true<text:tab/>= true</text:p>
      <text:p text:style-name="P4"><text:tab/>true &amp;&amp; false<text:tab/>= false</text:p>
      <text:p text:style-name="P4"><text:tab/>false &amp;&amp; true<text:tab/>= false</text:p>
      <text:p text:style-name="P4"><text:tab/>false &amp;&amp; false<text:tab/>= false</text:p>
      <text:p text:style-name="P4"/>
      <text:p text:style-name="P4"><text:tab/>true || true<text:tab/>= true</text:p>
      <text:p text:style-name="P4"><text:tab/>true || false<text:tab/>= true</text:p>
      <text:p text:style-name="P4"><text:tab/>false || true<text:tab/>= true</text:p>
      <text:p text:style-name="P4"><text:tab/>false || false<text:tab/>= false</text:p>
      <text:p text:style-name="P4"/>
      <text:p text:style-name="P4"><text:tab/>!true<text:tab/><text:tab/>= false</text:p>
      <text:p text:style-name="P4"><text:tab/>!false<text:tab/><text:tab/>= true</text:p>
      <text:p text:style-name="P4"/>
      <text:p text:style-name="P4">C++ supports the following binary boolean operators that accept numeric values (integer or floating point types):</text:p>
      <text:p text:style-name="P4"/>
      <text:p text:style-name="P4"><text:tab/>&lt;<text:tab/>less than</text:p>
      <text:p text:style-name="P4"><text:tab/>&lt;=<text:tab/>less than or equal to</text:p>
      <text:p text:style-name="P4"><text:tab/>&gt;<text:tab/>greater than</text:p>
      <text:p text:style-name="P4"><text:tab/>&gt;=<text:tab/>greater than or equal to</text:p>
      <text:p text:style-name="P4"><text:tab/>==<text:tab/>equal to</text:p>
      <text:p text:style-name="P4"><text:tab/>!=<text:tab/>not equal to</text:p>
      <text:p text:style-name="P4"/>
      <text:p text:style-name="P4">The following gives the precedence rules for a boolean expression containing the following operators:</text:p>
      <text:p text:style-name="P4"><text:tab/>+, - (unary)<text:tab/>highest precedence level</text:p>
      <text:p text:style-name="P4"><text:tab/>!</text:p>
      <text:p text:style-name="P8"><text:tab/>*, /, %</text:p>
      <text:p text:style-name="P8"><text:tab/>+, - (binary)</text:p>
      <text:p text:style-name="P4"><text:tab/>&lt;, &lt;=, &gt;, &gt;=</text:p>
      <text:p text:style-name="P4"><text:tab/>==, !=</text:p>
      <text:p text:style-name="P4"><text:tab/>&amp;&amp;</text:p>
      <text:p text:style-name="P15"><text:tab/>||<text:tab/><text:tab/><text:span text:style-name="T9">lowest precedence level</text:span></text:p>
      <text:p text:style-name="P4"/>
      <text:p text:style-name="P4">There is an automatic type casting between numeric types (integers and floating point types) and boolean values. Zero is type casted to false and vice versa. Nonzero values are typecast<text:span text:style-name="T34">ed</text:span> to true.</text:p>
      <text:p text:style-name="P28">Exercises<text:line-break/></text:p>
      <text:p text:style-name="P4"><text:span text:style-name="T4">Q1.</text:span> Evaluate the following boolean expression or indicate the error:</text:p>
      <text:p text:style-name="P4"/>
      <text:p text:style-name="P4"><text:tab/>1 + 2 &lt; 2 * 2 &amp;&amp; 3 – 1 &lt; 4 – 2 || 5 * 2 &lt; 6 * 3</text:p>
      <text:p text:style-name="P4"/>
      <text:p text:style-name="P4"/>
      <text:p text:style-name="P4"><text:span text:style-name="T4">Q</text:span><text:span text:style-name="T5">2</text:span><text:span text:style-name="T4">.</text:span> Evaluate the following boolean expression or indicate the error:</text:p>
      <text:p text:style-name="P4"/>
      <text:p text:style-name="P4"><text:tab/>5 + 2 &lt; 2 * 1 &amp;&amp; (3 / 2 &lt; 4 % 2 || 3 * 2 &lt; 6 % 4) || 3 + 3 &lt; 5 / 3</text:p>
      <text:p text:style-name="P4"/>
      <text:p text:style-name="P4"/>
      <text:p text:style-name="P4"><text:span text:style-name="T4">Q</text:span><text:span text:style-name="T5">3</text:span><text:span text:style-name="T4">.</text:span> The following declares a boolean variable that is true when z is smaller than both x, y, i.e., <text:s/>What's wrong with this:</text:p>
      <table:table table:name="Table2" table:style-name="Table2">
        <table:table-column table:style-name="Table2.A"/>
        <table:table-row>
          <table:table-cell table:style-name="Table2.A1" office:value-type="string">
            <text:p text:style-name="P32">int x = 42;</text:p>
            <text:p text:style-name="P32">int y = 24;</text:p>
            <text:p text:style-name="P32">int z = 10;</text:p>
            <text:p text:style-name="P32">bool zSmallest = (z &lt; x &amp;&amp; y);</text:p>
          </table:table-cell>
        </table:table-row>
      </table:table>
      <text:p text:style-name="P4"/>
      <text:p text:style-name="P4"/>
      <text:p text:style-name="P4"><text:span text:style-name="T4">Q</text:span><text:span text:style-name="T5">4</text:span><text:span text:style-name="T4">.</text:span> You're writing software for Dr Badadviz. After 20 years of research he found that a couple is compatible if the sum of their salaries (in pennies) when dividing by the sum of the weight (in lbs) is less than the number of fingers they have. Help Dr Badaviz write a program that prompts the user for the above, set<text:span text:style-name="T35">s</text:span> a boolean value <text:span text:style-name="T6">compatible</text:span> to true exactly when the couple is compatible.</text:p>
      <text:p text:style-name="P4"/>
      <text:p text:style-name="P4"/>
      <text:p text:style-name="Standard"><text:span text:style-name="T12">Q</text:span><text:span text:style-name="T13">5</text:span><text:span text:style-name="T12">.</text:span><text:span text:style-name="T10"> </text:span><text:span text:style-name="T11">In order to join the "Foo CEO Club", you need to have $1000000 in <text:line-break/>personal assets, is or has been a CEO of at least 3 companies, and the <text:line-break/>sum of your height in ft and weight in lbs must be at most 300, and <text:line-break/>finally either you have at least 5 houses or at least 2 jets. </text:span></text:p>
      <text:p text:style-name="P36">Write a program that prompts the user for the above relevant information and sets a boolean variable to true exactly when the user is eligible for membership; print the value of this variable. Before you begin, here a test case.</text:p>
      <text:p text:style-name="P36">Test case: <text:line-break/><text:tab/>assets = 2000000 <text:line-break/><text:tab/>companies = 5 <text:line-break/><text:tab/>height = 6 <text:line-break/><text:tab/>weight = 200 <text:line-break/><text:tab/>houses = 4 <text:line-break/><text:tab/>jet = 0 <text:line-break/><text:tab/>result = NOT ELIGIBLE </text:p>
      <text:p text:style-name="P36">NOW ... go ahead and write your program and test it against the test <text:line-break/>cas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officeooo:paragraph-rsid="000ec00f"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0fbbfb"/>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text:span> (Y. Liow) <text:tab/> <text:s text:c="17"/><text:tab/>06. Booleans</text:p>
      </style:header>
      <style:footer>
        <text:p text:style-name="MP2"><text:page-number text:select-page="current">29</text:page-number><text:s/>of <text:page-count>29</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6.2$Linux_X86_64 LibreOffice_project/30$Build-2</meta:generator>
    <meta:initial-creator>Yihsiang Liow</meta:initial-creator>
    <meta:creation-date>2005-12-14T10:14:39</meta:creation-date>
    <dc:date>2025-02-03T18:52:16.496644377</dc:date>
    <meta:printed-by>Yihsiang Liow</meta:printed-by>
    <meta:print-date>2006-01-08T16:54:25</meta:print-date>
    <meta:editing-cycles>501</meta:editing-cycles>
    <meta:editing-duration>P5DT13H30M23S</meta:editing-duration>
    <meta:document-statistic meta:table-count="20" meta:image-count="0" meta:object-count="0" meta:page-count="29" meta:paragraph-count="561" meta:word-count="5398" meta:character-count="26976" meta:non-whitespace-character-count="21375"/>
    <meta:user-defined meta:name="Info 1"/>
    <meta:user-defined meta:name="Info 2"/>
    <meta:user-defined meta:name="Info 3"/>
    <meta:user-defined meta:name="Info 4"/>
  </office:meta>
</office:document-meta>
</file>